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1.4535in"/>
    </style:style>
    <style:style style:name="co3" style:family="table-column">
      <style:table-column-properties fo:break-before="auto" style:column-width="1.3362in"/>
    </style:style>
    <style:style style:name="co4" style:family="table-column">
      <style:table-column-properties fo:break-before="auto" style:column-width="0.7264in"/>
    </style:style>
    <style:style style:name="co5" style:family="table-column">
      <style:table-column-properties fo:break-before="auto" style:column-width="1.5035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1.461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UN7.24" fo:font-size="32pt" style:font-size-asian="32pt" style:font-size-complex="32pt"/>
    </style:style>
    <style:style style:name="ce2" style:family="table-cell" style:parent-style-name="Default">
      <style:text-properties style:font-name="SUN7.24"/>
    </style:style>
  </office:automatic-styles>
  <office:body>
    <office:spreadsheet>
      <table:calculation-settings table:automatic-find-labels="false" table:use-regular-expressions="false" table:use-wildcards="true"/>
      <table:table table:name="724compact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  <text:p>(eb0d)</text:p>
          </table:table-cell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  <text:p>(ecd7)</text:p>
          </table:table-cell>
          <table:table-cell office:value-type="string" calcext:value-type="string">
            <text:p></text:p>
          </table:table-cell>
          <table:table-cell office:value-type="string" calcext:value-type="string">
            <text:p>Abel</text:p>
            <text:p>(ea96)</text:p>
          </table:table-cell>
          <table:table-cell office:value-type="string" calcext:value-type="string">
            <text:p></text:p>
          </table:table-cell>
          <table:table-cell office:value-type="string" calcext:value-type="string">
            <text:p>Abel_Mizram</text:p>
            <text:p>(efa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  <text:p>(e35f)</text:p>
          </table:table-cell>
          <table:table-cell office:value-type="string" calcext:value-type="string">
            <text:p></text:p>
          </table:table-cell>
          <table:table-cell office:value-type="string" calcext:value-type="string">
            <text:p>Abida</text:p>
            <text:p>(eef8)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  <text:p>(e17b)</text:p>
          </table:table-cell>
          <table:table-cell office:value-type="string" calcext:value-type="string">
            <text:p></text:p>
          </table:table-cell>
          <table:table-cell office:value-type="string" calcext:value-type="string">
            <text:p>Abijah</text:p>
            <text:p>(ea5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  <text:p>(ec4d)</text:p>
          </table:table-cell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  <text:p>(e0fb)</text:p>
          </table:table-cell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  <text:p>(e0ab)</text:p>
          </table:table-cell>
          <table:table-cell office:value-type="string" calcext:value-type="string">
            <text:p></text:p>
          </table:table-cell>
          <table:table-cell office:value-type="string" calcext:value-type="string">
            <text:p>Abiud</text:p>
            <text:p>(ea6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  <text:p>(e0a4)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  <text:p>(e11b)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  <text:p>(e110)</text:p>
          </table:table-cell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  <text:p>(e37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  <text:p>(e1d1)</text:p>
          </table:table-cell>
          <table:table-cell office:value-type="string" calcext:value-type="string">
            <text:p></text:p>
          </table:table-cell>
          <table:table-cell office:value-type="string" calcext:value-type="string">
            <text:p>Abyss</text:p>
            <text:p>(ec4e)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  <text:p>(e24d)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  <text:p>(e05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  <text:p>(eb7c)</text:p>
          </table:table-cell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  <text:p>(eca5)</text:p>
          </table:table-cell>
          <table:table-cell office:value-type="string" calcext:value-type="string">
            <text:p></text:p>
          </table:table-cell>
          <table:table-cell office:value-type="string" calcext:value-type="string">
            <text:p>Achim</text:p>
            <text:p>(ea6e)</text:p>
          </table:table-cell>
          <table:table-cell office:value-type="string" calcext:value-type="string">
            <text:p></text:p>
          </table:table-cell>
          <table:table-cell office:value-type="string" calcext:value-type="string">
            <text:p>Adah</text:p>
            <text:p>(eda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  <text:p>(ec4f)</text:p>
          </table:table-cell>
          <table:table-cell office:value-type="string" calcext:value-type="string">
            <text:p></text:p>
          </table:table-cell>
          <table:table-cell office:value-type="string" calcext:value-type="string">
            <text:p>Adbeel</text:p>
            <text:p>(e0fe)</text:p>
          </table:table-cell>
          <table:table-cell office:value-type="string" calcext:value-type="string">
            <text:p></text:p>
          </table:table-cell>
          <table:table-cell office:value-type="string" calcext:value-type="string">
            <text:p>Addi</text:p>
            <text:p>(ec50)</text:p>
          </table:table-cell>
          <table:table-cell office:value-type="string" calcext:value-type="string">
            <text:p></text:p>
          </table:table-cell>
          <table:table-cell office:value-type="string" calcext:value-type="string">
            <text:p>Admah</text:p>
            <text:p>(eda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  <text:p>(ec51)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  <text:p>(e177)</text:p>
          </table:table-cell>
          <table:table-cell office:value-type="string" calcext:value-type="string">
            <text:p></text:p>
          </table:table-cell>
          <table:table-cell office:value-type="string" calcext:value-type="string">
            <text:p>Adramyttlum</text:p>
            <text:p>(eb93)</text:p>
          </table:table-cell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  <text:p>(ec1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  <text:p>(efaa)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  <text:p>(e027)</text:p>
          </table:table-cell>
          <table:table-cell office:value-type="string" calcext:value-type="string">
            <text:p></text:p>
          </table:table-cell>
          <table:table-cell office:value-type="string" calcext:value-type="string">
            <text:p>Aeneas</text:p>
            <text:p>(ec2a)</text:p>
          </table:table-cell>
          <table:table-cell office:value-type="string" calcext:value-type="string">
            <text:p></text:p>
          </table:table-cell>
          <table:table-cell office:value-type="string" calcext:value-type="string">
            <text:p>Aenon</text:p>
            <text:p>(eba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  <text:p>(e056)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  <text:p>(e11d)</text:p>
          </table:table-cell>
          <table:table-cell office:value-type="string" calcext:value-type="string">
            <text:p></text:p>
          </table:table-cell>
          <table:table-cell office:value-type="string" calcext:value-type="string">
            <text:p>Agabus</text:p>
            <text:p>(eb89)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  <text:p>(e33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  <text:p>(eb9d)</text:p>
          </table:table-cell>
          <table:table-cell office:value-type="string" calcext:value-type="string">
            <text:p></text:p>
          </table:table-cell>
          <table:table-cell office:value-type="string" calcext:value-type="string">
            <text:p>Ahaz</text:p>
            <text:p>(ea61)</text:p>
          </table:table-cell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  <text:p>(eda9)</text:p>
          </table:table-cell>
          <table:table-cell office:value-type="string" calcext:value-type="string">
            <text:p></text:p>
          </table:table-cell>
          <table:table-cell office:value-type="string" calcext:value-type="string">
            <text:p>Ai</text:p>
            <text:p>(eda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  <text:p>(e0fd)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  <text:p>(e312)</text:p>
          </table:table-cell>
          <table:table-cell office:value-type="string" calcext:value-type="string">
            <text:p></text:p>
          </table:table-cell>
          <table:table-cell office:value-type="string" calcext:value-type="string">
            <text:p>Akan</text:p>
            <text:p>(efe5)</text:p>
          </table:table-cell>
          <table:table-cell office:value-type="string" calcext:value-type="string">
            <text:p></text:p>
          </table:table-cell>
          <table:table-cell office:value-type="string" calcext:value-type="string">
            <text:p>Akbor</text:p>
            <text:p>(e0e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  <text:p>(edab)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  <text:p>(e0d4)</text:p>
          </table:table-cell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  <text:p>(ea14)</text:p>
          </table:table-cell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  <text:p>(eb5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  <text:p>(e09f)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  <text:p>(e251)</text:p>
          </table:table-cell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  <text:p>(efab)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  <text:p>(e04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  <text:p>(edac)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  <text:p>(e223)</text:p>
          </table:table-cell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  <text:p>(ec24)</text:p>
          </table:table-cell>
          <table:table-cell office:value-type="string" calcext:value-type="string">
            <text:p></text:p>
          </table:table-cell>
          <table:table-cell office:value-type="string" calcext:value-type="string">
            <text:p>altar</text:p>
            <text:p>(ea3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  <text:p>(efe6)</text:p>
          </table:table-cell>
          <table:table-cell office:value-type="string" calcext:value-type="string">
            <text:p></text:p>
          </table:table-cell>
          <table:table-cell office:value-type="string" calcext:value-type="string">
            <text:p>Alvan</text:p>
            <text:p>(efe8)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always</text:p>
            <text:p>(e252)</text:p>
          </table:table-cell>
          <table:table-cell office:value-type="string" calcext:value-type="string">
            <text:p></text:p>
          </table:table-cell>
          <table:table-cell office:value-type="string" calcext:value-type="string">
            <text:p>Amalek</text:p>
            <text:p>(efe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  <text:p>(e14a)</text:p>
          </table:table-cell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  <text:p>(ebfd)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  <text:p>(e100)</text:p>
          </table:table-cell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  <text:p>(e1c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  <text:p>(ea51)</text:p>
          </table:table-cell>
          <table:table-cell office:value-type="string" calcext:value-type="string">
            <text:p></text:p>
          </table:table-cell>
          <table:table-cell office:value-type="string" calcext:value-type="string">
            <text:p>Ammon</text:p>
            <text:p>(edae)</text:p>
          </table:table-cell>
          <table:table-cell office:value-type="string" calcext:value-type="string">
            <text:p></text:p>
          </table:table-cell>
          <table:table-cell office:value-type="string" calcext:value-type="string">
            <text:p>Ammorites</text:p>
            <text:p>(edaf)</text:p>
          </table:table-cell>
          <table:table-cell office:value-type="string" calcext:value-type="string">
            <text:p></text:p>
          </table:table-cell>
          <table:table-cell office:value-type="string" calcext:value-type="string">
            <text:p>Amon</text:p>
            <text:p>(ea6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  <text:p>(ec47)</text:p>
          </table:table-cell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  <text:p>(eb2e)</text:p>
          </table:table-cell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  <text:p>(ebb9)</text:p>
          </table:table-cell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  <text:p>(edb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  <text:p>(e0ba)</text:p>
          </table:table-cell>
          <table:table-cell office:value-type="string" calcext:value-type="string">
            <text:p></text:p>
          </table:table-cell>
          <table:table-cell office:value-type="string" calcext:value-type="string">
            <text:p>Anam</text:p>
            <text:p>(edb2)</text:p>
          </table:table-cell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  <text:p>(eb65)</text:p>
          </table:table-cell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  <text:p>(ec8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  <text:p>(e11c)</text:p>
          </table:table-cell>
          <table:table-cell office:value-type="string" calcext:value-type="string">
            <text:p></text:p>
          </table:table-cell>
          <table:table-cell office:value-type="string" calcext:value-type="string">
            <text:p>Andrew</text:p>
            <text:p>(e357)</text:p>
          </table:table-cell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  <text:p>(ebba)</text:p>
          </table:table-cell>
          <table:table-cell office:value-type="string" calcext:value-type="string">
            <text:p></text:p>
          </table:table-cell>
          <table:table-cell office:value-type="string" calcext:value-type="string">
            <text:p>Aner</text:p>
            <text:p>(edb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  <text:p>(e0a7)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  <text:p>(e204)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  <text:p>(e102)</text:p>
          </table:table-cell>
          <table:table-cell office:value-type="string" calcext:value-type="string">
            <text:p></text:p>
          </table:table-cell>
          <table:table-cell office:value-type="string" calcext:value-type="string">
            <text:p>Anna</text:p>
            <text:p>(eb0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  <text:p>(eb63)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nointed</text:p>
            <text:p>(e033)</text:p>
          </table:table-cell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  <text:p>(ebf2)</text:p>
          </table:table-cell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  <text:p>(ed0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  <text:p>(eb58)</text:p>
          </table:table-cell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  <text:p>(ec01)</text:p>
          </table:table-cell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  <text:p>(eb9a)</text:p>
          </table:table-cell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  <text:p>(ebb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  <text:p>(eb30)</text:p>
          </table:table-cell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  <text:p>(ebef)</text:p>
          </table:table-cell>
          <table:table-cell office:value-type="string" calcext:value-type="string">
            <text:p></text:p>
          </table:table-cell>
          <table:table-cell office:value-type="string" calcext:value-type="string">
            <text:p>Apphia</text:p>
            <text:p>(ecf1)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  <text:p>(e04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polos</text:p>
            <text:p>(eb3e)</text:p>
          </table:table-cell>
          <table:table-cell office:value-type="string" calcext:value-type="string">
            <text:p></text:p>
          </table:table-cell>
          <table:table-cell office:value-type="string" calcext:value-type="string">
            <text:p>Aquila</text:p>
            <text:p>(eb17)</text:p>
          </table:table-cell>
          <table:table-cell office:value-type="string" calcext:value-type="string">
            <text:p></text:p>
          </table:table-cell>
          <table:table-cell office:value-type="string" calcext:value-type="string">
            <text:p>Arabia</text:p>
            <text:p>(eb77)</text:p>
          </table:table-cell>
          <table:table-cell office:value-type="string" calcext:value-type="string">
            <text:p></text:p>
          </table:table-cell>
          <table:table-cell office:value-type="string" calcext:value-type="string">
            <text:p>Aram</text:p>
            <text:p>(edb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  <text:p>(e0fa)</text:p>
          </table:table-cell>
          <table:table-cell office:value-type="string" calcext:value-type="string">
            <text:p></text:p>
          </table:table-cell>
          <table:table-cell office:value-type="string" calcext:value-type="string">
            <text:p>Ararat</text:p>
            <text:p>(edb5)</text:p>
          </table:table-cell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  <text:p>(ece7)</text:p>
          </table:table-cell>
          <table:table-cell office:value-type="string" calcext:value-type="string">
            <text:p></text:p>
          </table:table-cell>
          <table:table-cell office:value-type="string" calcext:value-type="string">
            <text:p>Ard</text:p>
            <text:p>(e0f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  <text:p>(efac)</text:p>
          </table:table-cell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  <text:p>(ec35)</text:p>
          </table:table-cell>
          <table:table-cell office:value-type="string" calcext:value-type="string">
            <text:p></text:p>
          </table:table-cell>
          <table:table-cell office:value-type="string" calcext:value-type="string">
            <text:p>Aretas</text:p>
            <text:p>(eca6)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  <text:p>(e05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  <text:p>(e34d)</text:p>
          </table:table-cell>
          <table:table-cell office:value-type="string" calcext:value-type="string">
            <text:p></text:p>
          </table:table-cell>
          <table:table-cell office:value-type="string" calcext:value-type="string">
            <text:p>Arioch</text:p>
            <text:p>(edb6)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  <text:p>(e322)</text:p>
          </table:table-cell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  <text:p>(ec1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ius</text:p>
            <text:p>(ebbc)</text:p>
          </table:table-cell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  <text:p>(edb7)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  <text:p>(e14e)</text:p>
          </table:table-cell>
          <table:table-cell office:value-type="string" calcext:value-type="string">
            <text:p></text:p>
          </table:table-cell>
          <table:table-cell office:value-type="string" calcext:value-type="string">
            <text:p>armor</text:p>
            <text:p>(ebb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  <text:p>(ec52)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Arodi</text:p>
            <text:p>(e168)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  <text:p>(e31b)</text:p>
          </table:table-cell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  <text:p>(ec5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  <text:p>(ecbf)</text:p>
          </table:table-cell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  <text:p>(ec34)</text:p>
          </table:table-cell>
          <table:table-cell office:value-type="string" calcext:value-type="string">
            <text:p></text:p>
          </table:table-cell>
          <table:table-cell office:value-type="string" calcext:value-type="string">
            <text:p>Arvad</text:p>
            <text:p>(edb8)</text:p>
          </table:table-cell>
          <table:table-cell office:value-type="string" calcext:value-type="string">
            <text:p></text:p>
          </table:table-cell>
          <table:table-cell office:value-type="string" calcext:value-type="string">
            <text:p>Asa</text:p>
            <text:p>(ea5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  <text:p>(efad)</text:p>
          </table:table-cell>
          <table:table-cell office:value-type="string" calcext:value-type="string">
            <text:p></text:p>
          </table:table-cell>
          <table:table-cell office:value-type="string" calcext:value-type="string">
            <text:p>ash</text:p>
            <text:p>(ea90)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  <text:p>(e05f)</text:p>
          </table:table-cell>
          <table:table-cell office:value-type="string" calcext:value-type="string">
            <text:p></text:p>
          </table:table-cell>
          <table:table-cell office:value-type="string" calcext:value-type="string">
            <text:p>Ashbel</text:p>
            <text:p>(efa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  <text:p>(ebde)</text:p>
          </table:table-cell>
          <table:table-cell office:value-type="string" calcext:value-type="string">
            <text:p></text:p>
          </table:table-cell>
          <table:table-cell office:value-type="string" calcext:value-type="string">
            <text:p>Ashhur</text:p>
            <text:p>(ebdd)</text:p>
          </table:table-cell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  <text:p>(edb9)</text:p>
          </table:table-cell>
          <table:table-cell office:value-type="string" calcext:value-type="string">
            <text:p></text:p>
          </table:table-cell>
          <table:table-cell office:value-type="string" calcext:value-type="string">
            <text:p>AshterothKarnaim</text:p>
            <text:p>(edb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  <text:p>(e0ef)</text:p>
          </table:table-cell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  <text:p>(edbb)</text:p>
          </table:table-cell>
          <table:table-cell office:value-type="string" calcext:value-type="string">
            <text:p></text:p>
          </table:table-cell>
          <table:table-cell office:value-type="string" calcext:value-type="string">
            <text:p>Asia</text:p>
            <text:p>(eb6f)</text:p>
          </table:table-cell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  <text:p>(e1e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  <text:p>(eb20)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  <text:p>(e070)</text:p>
          </table:table-cell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  <text:p>(edbc)</text:p>
          </table:table-cell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  <text:p>(ebb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  <text:p>(eb07)</text:p>
          </table:table-cell>
          <table:table-cell office:value-type="string" calcext:value-type="string">
            <text:p></text:p>
          </table:table-cell>
          <table:table-cell office:value-type="string" calcext:value-type="string">
            <text:p>Atod</text:p>
            <text:p>(efaf)</text:p>
          </table:table-cell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  <text:p>(eb31)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  <text:p>(e03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  <text:p>(ed0c)</text:p>
          </table:table-cell>
          <table:table-cell office:value-type="string" calcext:value-type="string">
            <text:p></text:p>
          </table:table-cell>
          <table:table-cell office:value-type="string" calcext:value-type="string">
            <text:p>Avith</text:p>
            <text:p>(efea)</text:p>
          </table:table-cell>
          <table:table-cell office:value-type="string" calcext:value-type="string">
            <text:p></text:p>
          </table:table-cell>
          <table:table-cell office:value-type="string" calcext:value-type="string">
            <text:p>awake</text:p>
            <text:p>(ec54)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  <text:p>(e11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  <text:p>(ea6c)</text:p>
          </table:table-cell>
          <table:table-cell office:value-type="string" calcext:value-type="string">
            <text:p></text:p>
          </table:table-cell>
          <table:table-cell office:value-type="string" calcext:value-type="string">
            <text:p>Azotus</text:p>
            <text:p>(eb7e)</text:p>
          </table:table-cell>
          <table:table-cell office:value-type="string" calcext:value-type="string">
            <text:p></text:p>
          </table:table-cell>
          <table:table-cell office:value-type="string" calcext:value-type="string">
            <text:p>Baal</text:p>
            <text:p>(ebbf)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  <text:p>(e16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  <text:p>(e0a6)</text:p>
          </table:table-cell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  <text:p>(ea67)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  <text:p>(e325)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  <text:p>(e17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  <text:p>(e26f)</text:p>
          </table:table-cell>
          <table:table-cell office:value-type="string" calcext:value-type="string">
            <text:p></text:p>
          </table:table-cell>
          <table:table-cell office:value-type="string" calcext:value-type="string">
            <text:p>Balaam</text:p>
            <text:p>(eca1)</text:p>
          </table:table-cell>
          <table:table-cell office:value-type="string" calcext:value-type="string">
            <text:p></text:p>
          </table:table-cell>
          <table:table-cell office:value-type="string" calcext:value-type="string">
            <text:p>Balak</text:p>
            <text:p>(ebff)</text:p>
          </table:table-cell>
          <table:table-cell office:value-type="string" calcext:value-type="string">
            <text:p></text:p>
          </table:table-cell>
          <table:table-cell office:value-type="string" calcext:value-type="string">
            <text:p>bank</text:p>
            <text:p>(ec5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  <text:p>(e24a)</text:p>
          </table:table-cell>
          <table:table-cell office:value-type="string" calcext:value-type="string">
            <text:p></text:p>
          </table:table-cell>
          <table:table-cell office:value-type="string" calcext:value-type="string">
            <text:p>Bar_JesusNotChrist</text:p>
            <text:p>(ec89)</text:p>
          </table:table-cell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  <text:p>(e36d)</text:p>
          </table:table-cell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  <text:p>(ea9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  <text:p>(ed02)</text:p>
          </table:table-cell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  <text:p>(ec2f)</text:p>
          </table:table-cell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  <text:p>(eb69)</text:p>
          </table:table-cell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  <text:p>(e36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  <text:p>(e36b)</text:p>
          </table:table-cell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  <text:p>(edbd)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  <text:p>(e19f)</text:p>
          </table:table-cell>
          <table:table-cell office:value-type="string" calcext:value-type="string">
            <text:p></text:p>
          </table:table-cell>
          <table:table-cell office:value-type="string" calcext:value-type="string">
            <text:p>bear</text:p>
            <text:p>(ece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  <text:p>(e227)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  <text:p>(e103)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  <text:p>(e0e4)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y</text:p>
            <text:p>(ea4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  <text:p>(e066)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  <text:p>(e83a)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  <text:p>(e839)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  <text:p>(e12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  <text:p>(e1ee)</text:p>
          </table:table-cell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  <text:p>(eef9)</text:p>
          </table:table-cell>
          <table:table-cell office:value-type="string" calcext:value-type="string">
            <text:p></text:p>
          </table:table-cell>
          <table:table-cell office:value-type="string" calcext:value-type="string">
            <text:p>Beeri</text:p>
            <text:p>(edbe)</text:p>
          </table:table-cell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  <text:p>(edb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  <text:p>(e107)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  <text:p>(e21e)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  <text:p>(e116)</text:p>
          </table:table-cell>
          <table:table-cell office:value-type="string" calcext:value-type="string">
            <text:p></text:p>
          </table:table-cell>
          <table:table-cell office:value-type="string" calcext:value-type="string">
            <text:p>Beker</text:p>
            <text:p>(efb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  <text:p>(e1ed)</text:p>
          </table:table-cell>
          <table:table-cell office:value-type="string" calcext:value-type="string">
            <text:p></text:p>
          </table:table-cell>
          <table:table-cell office:value-type="string" calcext:value-type="string">
            <text:p>Bela_town</text:p>
            <text:p>(edc1)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  <text:p>(e06f)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  <text:p>(e29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  <text:p>(edc2)</text:p>
          </table:table-cell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  <text:p>(e1a4)</text:p>
          </table:table-cell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  <text:p>(eb4b)</text:p>
          </table:table-cell>
          <table:table-cell office:value-type="string" calcext:value-type="string">
            <text:p></text:p>
          </table:table-cell>
          <table:table-cell office:value-type="string" calcext:value-type="string">
            <text:p>Beor</text:p>
            <text:p>(eda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  <text:p>(edc3)</text:p>
          </table:table-cell>
          <table:table-cell office:value-type="string" calcext:value-type="string">
            <text:p></text:p>
          </table:table-cell>
          <table:table-cell office:value-type="string" calcext:value-type="string">
            <text:p>Berea</text:p>
            <text:p>(eb13)</text:p>
          </table:table-cell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  <text:p>(e2d0)</text:p>
          </table:table-cell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  <text:p>(efb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  <text:p>(efb3)</text:p>
          </table:table-cell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  <text:p>(eb9e)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  <text:p>(e117)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  <text:p>(e21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  <text:p>(e349)</text:p>
          </table:table-cell>
          <table:table-cell office:value-type="string" calcext:value-type="string">
            <text:p></text:p>
          </table:table-cell>
          <table:table-cell office:value-type="string" calcext:value-type="string">
            <text:p>Bethel</text:p>
            <text:p>(edc4)</text:p>
          </table:table-cell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  <text:p>(eba0)</text:p>
          </table:table-cell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  <text:p>(ea4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  <text:p>(e348)</text:p>
          </table:table-cell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  <text:p>(e340)</text:p>
          </table:table-cell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  <text:p>(e1e0)</text:p>
          </table:table-cell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  <text:p>(e1a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  <text:p>(e195)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  <text:p>(e09e)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  <text:p>(e118)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  <text:p>(e22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  <text:p>(e120)</text:p>
          </table:table-cell>
          <table:table-cell office:value-type="string" calcext:value-type="string">
            <text:p></text:p>
          </table:table-cell>
          <table:table-cell office:value-type="string" calcext:value-type="string">
            <text:p>Bilhah</text:p>
            <text:p>(eefa)</text:p>
          </table:table-cell>
          <table:table-cell office:value-type="string" calcext:value-type="string">
            <text:p></text:p>
          </table:table-cell>
          <table:table-cell office:value-type="string" calcext:value-type="string">
            <text:p>Bilhan</text:p>
            <text:p>(efeb)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  <text:p>(e25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  <text:p>(edc5)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  <text:p>(e235)</text:p>
          </table:table-cell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  <text:p>(eb48)</text:p>
          </table:table-cell>
          <table:table-cell office:value-type="string" calcext:value-type="string">
            <text:p></text:p>
          </table:table-cell>
          <table:table-cell office:value-type="string" calcext:value-type="string">
            <text:p>bitter</text:p>
            <text:p>(ecd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  <text:p>(eb86)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  <text:p>(e05b)</text:p>
          </table:table-cell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  <text:p>(eb8d)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  <text:p>(e05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  <text:p>(ea21)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  <text:p>(e192)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  <text:p>(e087)</text:p>
          </table:table-cell>
          <table:table-cell office:value-type="string" calcext:value-type="string">
            <text:p></text:p>
          </table:table-cell>
          <table:table-cell office:value-type="string" calcext:value-type="string">
            <text:p>blue</text:p>
            <text:p>(ecd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  <text:p>(e14b)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  <text:p>(e265)</text:p>
          </table:table-cell>
          <table:table-cell office:value-type="string" calcext:value-type="string">
            <text:p></text:p>
          </table:table-cell>
          <table:table-cell office:value-type="string" calcext:value-type="string">
            <text:p>Boaz</text:p>
            <text:p>(ea54)</text:p>
          </table:table-cell>
          <table:table-cell office:value-type="string" calcext:value-type="string">
            <text:p></text:p>
          </table:table-cell>
          <table:table-cell office:value-type="string" calcext:value-type="string">
            <text:p>body</text:p>
            <text:p>(e14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  <text:p>(e0b2)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  <text:p>(e22a)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  <text:p>(e119)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  <text:p>(e21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  <text:p>(ecc8)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  <text:p>(e384)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  <text:p>(e29e)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  <text:p>(e00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  <text:p>(e002)</text:p>
          </table:table-cell>
          <table:table-cell office:value-type="string" calcext:value-type="string">
            <text:p></text:p>
          </table:table-cell>
          <table:table-cell office:value-type="string" calcext:value-type="string">
            <text:p>Bozrah</text:p>
            <text:p>(efec)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  <text:p>(e246)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  <text:p>(e19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  <text:p>(e05d)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  <text:p>(e0e1)</text:p>
          </table:table-cell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  <text:p>(ecd5)</text:p>
          </table:table-cell>
          <table:table-cell office:value-type="string" calcext:value-type="string">
            <text:p></text:p>
          </table:table-cell>
          <table:table-cell office:value-type="string" calcext:value-type="string">
            <text:p>breath</text:p>
            <text:p>(ece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  <text:p>(ebdb)</text:p>
          </table:table-cell>
          <table:table-cell office:value-type="string" calcext:value-type="string">
            <text:p></text:p>
          </table:table-cell>
          <table:table-cell office:value-type="string" calcext:value-type="string">
            <text:p>brick</text:p>
            <text:p>(eefb)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  <text:p>(e015)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  <text:p>(e21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  <text:p>(e088)</text:p>
          </table:table-cell>
          <table:table-cell office:value-type="string" calcext:value-type="string">
            <text:p></text:p>
          </table:table-cell>
          <table:table-cell office:value-type="string" calcext:value-type="string">
            <text:p>bronze</text:p>
            <text:p>(eb2c)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  <text:p>(e006)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  <text:p>(e00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  <text:p>(e17a)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  <text:p>(e0a1)</text:p>
          </table:table-cell>
          <table:table-cell office:value-type="string" calcext:value-type="string">
            <text:p></text:p>
          </table:table-cell>
          <table:table-cell office:value-type="string" calcext:value-type="string">
            <text:p>burden</text:p>
            <text:p>(ec86)</text:p>
          </table:table-cell>
          <table:table-cell office:value-type="string" calcext:value-type="string">
            <text:p></text:p>
          </table:table-cell>
          <table:table-cell office:value-type="string" calcext:value-type="string">
            <text:p>burn</text:p>
            <text:p>(ecd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  <text:p>(e0d7)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  <text:p>(e11a)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  <text:p>(e32a)</text:p>
          </table:table-cell>
          <table:table-cell office:value-type="string" calcext:value-type="string">
            <text:p></text:p>
          </table:table-cell>
          <table:table-cell office:value-type="string" calcext:value-type="string">
            <text:p>Buz</text:p>
            <text:p>(e1a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  <text:p>(e370)</text:p>
          </table:table-cell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  <text:p>(e346)</text:p>
          </table:table-cell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  <text:p>(ea77)</text:p>
          </table:table-cell>
          <table:table-cell office:value-type="string" calcext:value-type="string">
            <text:p></text:p>
          </table:table-cell>
          <table:table-cell office:value-type="string" calcext:value-type="string">
            <text:p>Cainan</text:p>
            <text:p>(ec5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  <text:p>(edc6)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  <text:p>(e040)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  <text:p>(e29f)</text:p>
          </table:table-cell>
          <table:table-cell office:value-type="string" calcext:value-type="string">
            <text:p></text:p>
          </table:table-cell>
          <table:table-cell office:value-type="string" calcext:value-type="string">
            <text:p>Cana</text:p>
            <text:p>(eba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  <text:p>(e33d)</text:p>
          </table:table-cell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  <text:p>(edc7)</text:p>
          </table:table-cell>
          <table:table-cell office:value-type="string" calcext:value-type="string">
            <text:p></text:p>
          </table:table-cell>
          <table:table-cell office:value-type="string" calcext:value-type="string">
            <text:p>Candice</text:p>
            <text:p>(eb85)</text:p>
          </table:table-cell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  <text:p>(e33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  <text:p>(edc8)</text:p>
          </table:table-cell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  <text:p>(eb74)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  <text:p>(e19e)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  <text:p>(e14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  <text:p>(ecad)</text:p>
          </table:table-cell>
          <table:table-cell office:value-type="string" calcext:value-type="string">
            <text:p></text:p>
          </table:table-cell>
          <table:table-cell office:value-type="string" calcext:value-type="string">
            <text:p>case</text:p>
            <text:p>(ec87)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  <text:p>(e115)</text:p>
          </table:table-cell>
          <table:table-cell office:value-type="string" calcext:value-type="string">
            <text:p></text:p>
          </table:table-cell>
          <table:table-cell office:value-type="string" calcext:value-type="string">
            <text:p>Cauda</text:p>
            <text:p>(ec3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  <text:p>(eda6)</text:p>
          </table:table-cell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  <text:p>(eb3d)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  <text:p>(e0b8)</text:p>
          </table:table-cell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  <text:p>(eb7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  <text:p>(ec88)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  <text:p>(e25f)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  <text:p>(e298)</text:p>
          </table:table-cell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  <text:p>(eb0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  <text:p>(e31e)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  <text:p>(e230)</text:p>
          </table:table-cell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  <text:p>(ec82)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  <text:p>(e2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  <text:p>(e201)</text:p>
          </table:table-cell>
          <table:table-cell office:value-type="string" calcext:value-type="string">
            <text:p></text:p>
          </table:table-cell>
          <table:table-cell office:value-type="string" calcext:value-type="string">
            <text:p>Chios</text:p>
            <text:p>(eb22)</text:p>
          </table:table-cell>
          <table:table-cell office:value-type="string" calcext:value-type="string">
            <text:p></text:p>
          </table:table-cell>
          <table:table-cell office:value-type="string" calcext:value-type="string">
            <text:p>Chloe</text:p>
            <text:p>(ebe2)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  <text:p>(e02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  <text:p>(ea8f)</text:p>
          </table:table-cell>
          <table:table-cell office:value-type="string" calcext:value-type="string">
            <text:p></text:p>
          </table:table-cell>
          <table:table-cell office:value-type="string" calcext:value-type="string">
            <text:p>Christ</text:p>
            <text:p>(e334)</text:p>
          </table:table-cell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  <text:p>(eb90)</text:p>
          </table:table-cell>
          <table:table-cell office:value-type="string" calcext:value-type="string">
            <text:p></text:p>
          </table:table-cell>
          <table:table-cell office:value-type="string" calcext:value-type="string">
            <text:p>church</text:p>
            <text:p>(ebf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  <text:p>(ec57)</text:p>
          </table:table-cell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  <text:p>(eb5b)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ze</text:p>
            <text:p>(e250)</text:p>
          </table:table-cell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  <text:p>(eb9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  <text:p>(ecae)</text:p>
          </table:table-cell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  <text:p>(eb8a)</text:p>
          </table:table-cell>
          <table:table-cell office:value-type="string" calcext:value-type="string">
            <text:p></text:p>
          </table:table-cell>
          <table:table-cell office:value-type="string" calcext:value-type="string">
            <text:p>clay</text:p>
            <text:p>(ebec)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  <text:p>(e24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  <text:p>(ece3)</text:p>
          </table:table-cell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  <text:p>(ec58)</text:p>
          </table:table-cell>
          <table:table-cell office:value-type="string" calcext:value-type="string">
            <text:p></text:p>
          </table:table-cell>
          <table:table-cell office:value-type="string" calcext:value-type="string">
            <text:p>cloak</text:p>
            <text:p>(ea76)</text:p>
          </table:table-cell>
          <table:table-cell office:value-type="string" calcext:value-type="string">
            <text:p></text:p>
          </table:table-cell>
          <table:table-cell office:value-type="string" calcext:value-type="string">
            <text:p>Clopas</text:p>
            <text:p>(ebb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  <text:p>(e23f)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  <text:p>(e147)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  <text:p>(e253)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  <text:p>(e26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  <text:p>(ec14)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  <text:p>(e148)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  <text:p>(e0f2)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  <text:p>(e28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  <text:p>(ece8)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</text:p>
            <text:p>(e25a)</text:p>
          </table:table-cell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  <text:p>(ea3b)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  <text:p>(e05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  <text:p>(ecec)</text:p>
          </table:table-cell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  <text:p>(eefc)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  <text:p>(ea7f)</text:p>
          </table:table-cell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  <text:p>(eb0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  <text:p>(e332)</text:p>
          </table:table-cell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  <text:p>(ea59)</text:p>
          </table:table-cell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  <text:p>(eb81)</text:p>
          </table:table-cell>
          <table:table-cell office:value-type="string" calcext:value-type="string">
            <text:p></text:p>
          </table:table-cell>
          <table:table-cell office:value-type="string" calcext:value-type="string">
            <text:p>corner</text:p>
            <text:p>(eb8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  <text:p>(e21c)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  <text:p>(e09a)</text:p>
          </table:table-cell>
          <table:table-cell office:value-type="string" calcext:value-type="string">
            <text:p></text:p>
          </table:table-cell>
          <table:table-cell office:value-type="string" calcext:value-type="string">
            <text:p>Cosam</text:p>
            <text:p>(ec59)</text:p>
          </table:table-cell>
          <table:table-cell office:value-type="string" calcext:value-type="string">
            <text:p></text:p>
          </table:table-cell>
          <table:table-cell office:value-type="string" calcext:value-type="string">
            <text:p>couch</text:p>
            <text:p>(eb5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  <text:p>(e0f7)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  <text:p>(e0a2)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  <text:p>(e157)</text:p>
          </table:table-cell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  <text:p>(eb9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  <text:p>(e0f6)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  <text:p>(e21d)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  <text:p>(e39a)</text:p>
          </table:table-cell>
          <table:table-cell office:value-type="string" calcext:value-type="string">
            <text:p></text:p>
          </table:table-cell>
          <table:table-cell office:value-type="string" calcext:value-type="string">
            <text:p>cow</text:p>
            <text:p>(eb3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  <text:p>(ebc3)</text:p>
          </table:table-cell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  <text:p>(ec22)</text:p>
          </table:table-cell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  <text:p>(ecaf)</text:p>
          </table:table-cell>
          <table:table-cell office:value-type="string" calcext:value-type="string">
            <text:p></text:p>
          </table:table-cell>
          <table:table-cell office:value-type="string" calcext:value-type="string">
            <text:p>Crete</text:p>
            <text:p>(ec8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  <text:p>(eb3a)</text:p>
          </table:table-cell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  <text:p>(eb39)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  <text:p>(e038)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  <text:p>(e12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  <text:p>(eda4)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  <text:p>(e03c)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  <text:p>(e146)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  <text:p>(e20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  <text:p>(e274)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  <text:p>(e05a)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  <text:p>(e254)</text:p>
          </table:table-cell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  <text:p>(e1e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  <text:p>(edca)</text:p>
          </table:table-cell>
          <table:table-cell office:value-type="string" calcext:value-type="string">
            <text:p></text:p>
          </table:table-cell>
          <table:table-cell office:value-type="string" calcext:value-type="string">
            <text:p>custom</text:p>
            <text:p>(eb10)</text:p>
          </table:table-cell>
          <table:table-cell office:value-type="string" calcext:value-type="string">
            <text:p></text:p>
          </table:table-cell>
          <table:table-cell office:value-type="string" calcext:value-type="string">
            <text:p>cymbol</text:p>
            <text:p>(ebe3)</text:p>
          </table:table-cell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  <text:p>(edc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  <text:p>(eb88)</text:p>
          </table:table-cell>
          <table:table-cell office:value-type="string" calcext:value-type="string">
            <text:p></text:p>
          </table:table-cell>
          <table:table-cell office:value-type="string" calcext:value-type="string">
            <text:p>Cyrene</text:p>
            <text:p>(eb59)</text:p>
          </table:table-cell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  <text:p>(e344)</text:p>
          </table:table-cell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  <text:p>(ecb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  <text:p>(eb37)</text:p>
          </table:table-cell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  <text:p>(ec31)</text:p>
          </table:table-cell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  <text:p>(edcc)</text:p>
          </table:table-cell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  <text:p>(edc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  <text:p>(e259)</text:p>
          </table:table-cell>
          <table:table-cell office:value-type="string" calcext:value-type="string">
            <text:p></text:p>
          </table:table-cell>
          <table:table-cell office:value-type="string" calcext:value-type="string">
            <text:p>Daniel</text:p>
            <text:p>(ea78)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  <text:p>(ea17)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  <text:p>(e00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  <text:p>(e00d)</text:p>
          </table:table-cell>
          <table:table-cell office:value-type="string" calcext:value-type="string">
            <text:p></text:p>
          </table:table-cell>
          <table:table-cell office:value-type="string" calcext:value-type="string">
            <text:p>David</text:p>
            <text:p>(e35e)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  <text:p>(e181)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  <text:p>(e19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  <text:p>(efb5)</text:p>
          </table:table-cell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  <text:p>(e33e)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  <text:p>(e17f)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  <text:p>(e15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  <text:p>(edce)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  <text:p>(e321)</text:p>
          </table:table-cell>
          <table:table-cell office:value-type="string" calcext:value-type="string">
            <text:p></text:p>
          </table:table-cell>
          <table:table-cell office:value-type="string" calcext:value-type="string">
            <text:p>deer</text:p>
            <text:p>(efb6)</text:p>
          </table:table-cell>
          <table:table-cell office:value-type="string" calcext:value-type="string">
            <text:p></text:p>
          </table:table-cell>
          <table:table-cell office:value-type="string" calcext:value-type="string">
            <text:p>Demes</text:p>
            <text:p>(ecb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  <text:p>(eb1a)</text:p>
          </table:table-cell>
          <table:table-cell office:value-type="string" calcext:value-type="string">
            <text:p></text:p>
          </table:table-cell>
          <table:table-cell office:value-type="string" calcext:value-type="string">
            <text:p>demon</text:p>
            <text:p>(eb87)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  <text:p>(e165)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  <text:p>(e0e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  <text:p>(eb43)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  <text:p>(e317)</text:p>
          </table:table-cell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  <text:p>(eb60)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  <text:p>(e02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  <text:p>(ebb6)</text:p>
          </table:table-cell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  <text:p>(ecff)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  <text:p>(e093)</text:p>
          </table:table-cell>
          <table:table-cell office:value-type="string" calcext:value-type="string">
            <text:p></text:p>
          </table:table-cell>
          <table:table-cell office:value-type="string" calcext:value-type="string">
            <text:p>Diklah</text:p>
            <text:p>(e1a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  <text:p>(efb7)</text:p>
          </table:table-cell>
          <table:table-cell office:value-type="string" calcext:value-type="string">
            <text:p></text:p>
          </table:table-cell>
          <table:table-cell office:value-type="string" calcext:value-type="string">
            <text:p>Dinhabah</text:p>
            <text:p>(efed)</text:p>
          </table:table-cell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  <text:p>(eb78)</text:p>
          </table:table-cell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  <text:p>(ece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  <text:p>(e323)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dirt</text:p>
            <text:p>(e15b)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  <text:p>(e249)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  <text:p>(e14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  <text:p>(eda5)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  <text:p>(e261)</text:p>
          </table:table-cell>
          <table:table-cell office:value-type="string" calcext:value-type="string">
            <text:p></text:p>
          </table:table-cell>
          <table:table-cell office:value-type="string" calcext:value-type="string">
            <text:p>Dishan</text:p>
            <text:p>(e1ec)</text:p>
          </table:table-cell>
          <table:table-cell office:value-type="string" calcext:value-type="string">
            <text:p></text:p>
          </table:table-cell>
          <table:table-cell office:value-type="string" calcext:value-type="string">
            <text:p>Dishon</text:p>
            <text:p>(efe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  <text:p>(e193)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  <text:p>(e326)</text:p>
          </table:table-cell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  <text:p>(ea3d)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  <text:p>(e14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  <text:p>(edcf)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  <text:p>(e104)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  <text:p>(e032)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  <text:p>(ea0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  <text:p>(e23e)</text:p>
          </table:table-cell>
          <table:table-cell office:value-type="string" calcext:value-type="string">
            <text:p></text:p>
          </table:table-cell>
          <table:table-cell office:value-type="string" calcext:value-type="string">
            <text:p>Dorcas</text:p>
            <text:p>(ec2c)</text:p>
          </table:table-cell>
          <table:table-cell office:value-type="string" calcext:value-type="string">
            <text:p></text:p>
          </table:table-cell>
          <table:table-cell office:value-type="string" calcext:value-type="string">
            <text:p>Dothan</text:p>
            <text:p>(efa3)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  <text:p>(e19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  <text:p>(ea36)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  <text:p>(e25e)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  <text:p>(e319)</text:p>
          </table:table-cell>
          <table:table-cell office:value-type="string" calcext:value-type="string">
            <text:p></text:p>
          </table:table-cell>
          <table:table-cell office:value-type="string" calcext:value-type="string">
            <text:p>dragon</text:p>
            <text:p>(ecd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  <text:p>(ea80)</text:p>
          </table:table-cell>
          <table:table-cell office:value-type="string" calcext:value-type="string">
            <text:p></text:p>
          </table:table-cell>
          <table:table-cell office:value-type="string" calcext:value-type="string">
            <text:p>drunk</text:p>
            <text:p>(ea8d)</text:p>
          </table:table-cell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  <text:p>(eb9c)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  <text:p>(e18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  <text:p>(eefd)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  <text:p>(e15d)</text:p>
          </table:table-cell>
          <table:table-cell office:value-type="string" calcext:value-type="string">
            <text:p></text:p>
          </table:table-cell>
          <table:table-cell office:value-type="string" calcext:value-type="string">
            <text:p>eagle</text:p>
            <text:p>(ecc9)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  <text:p>(e29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  <text:p>(e0f5)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  <text:p>(e159)</text:p>
          </table:table-cell>
          <table:table-cell office:value-type="string" calcext:value-type="string">
            <text:p></text:p>
          </table:table-cell>
          <table:table-cell office:value-type="string" calcext:value-type="string">
            <text:p>east</text:p>
            <text:p>(ea38)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  <text:p>(e09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  <text:p>(e053)</text:p>
          </table:table-cell>
          <table:table-cell office:value-type="string" calcext:value-type="string">
            <text:p></text:p>
          </table:table-cell>
          <table:table-cell office:value-type="string" calcext:value-type="string">
            <text:p>Ebal</text:p>
            <text:p>(efef)</text:p>
          </table:table-cell>
          <table:table-cell office:value-type="string" calcext:value-type="string">
            <text:p></text:p>
          </table:table-cell>
          <table:table-cell office:value-type="string" calcext:value-type="string">
            <text:p>Eber</text:p>
            <text:p>(ec5a)</text:p>
          </table:table-cell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  <text:p>(edd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  <text:p>(e1e9)</text:p>
          </table:table-cell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  <text:p>(e1a7)</text:p>
          </table:table-cell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  <text:p>(e1a6)</text:p>
          </table:table-cell>
          <table:table-cell office:value-type="string" calcext:value-type="string">
            <text:p></text:p>
          </table:table-cell>
          <table:table-cell office:value-type="string" calcext:value-type="string">
            <text:p>Egypt</text:p>
            <text:p>(ea4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  <text:p>(efb8)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  <text:p>(e293)</text:p>
          </table:table-cell>
          <table:table-cell office:value-type="string" calcext:value-type="string">
            <text:p></text:p>
          </table:table-cell>
          <table:table-cell office:value-type="string" calcext:value-type="string">
            <text:p>El</text:p>
            <text:p>(edd3)</text:p>
          </table:table-cell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  <text:p>(e1e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  <text:p>(e1a9)</text:p>
          </table:table-cell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  <text:p>(eb6d)</text:p>
          </table:table-cell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  <text:p>(edd4)</text:p>
          </table:table-cell>
          <table:table-cell office:value-type="string" calcext:value-type="string">
            <text:p></text:p>
          </table:table-cell>
          <table:table-cell office:value-type="string" calcext:value-type="string">
            <text:p>Eldaah</text:p>
            <text:p>(e1e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  <text:p>(eb62)</text:p>
          </table:table-cell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  <text:p>(ea70)</text:p>
          </table:table-cell>
          <table:table-cell office:value-type="string" calcext:value-type="string">
            <text:p></text:p>
          </table:table-cell>
          <table:table-cell office:value-type="string" calcext:value-type="string">
            <text:p>elect</text:p>
            <text:p>(ec9f)</text:p>
          </table:table-cell>
          <table:table-cell office:value-type="string" calcext:value-type="string">
            <text:p></text:p>
          </table:table-cell>
          <table:table-cell office:value-type="string" calcext:value-type="string">
            <text:p>Eli</text:p>
            <text:p>(ec4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  <text:p>(ea6b)</text:p>
          </table:table-cell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  <text:p>(ec5b)</text:p>
          </table:table-cell>
          <table:table-cell office:value-type="string" calcext:value-type="string">
            <text:p></text:p>
          </table:table-cell>
          <table:table-cell office:value-type="string" calcext:value-type="string">
            <text:p>Elijah</text:p>
            <text:p>(e36a)</text:p>
          </table:table-cell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  <text:p>(eff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  <text:p>(ec5c)</text:p>
          </table:table-cell>
          <table:table-cell office:value-type="string" calcext:value-type="string">
            <text:p></text:p>
          </table:table-cell>
          <table:table-cell office:value-type="string" calcext:value-type="string">
            <text:p>Eliud</text:p>
            <text:p>(ea6f)</text:p>
          </table:table-cell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  <text:p>(ec3a)</text:p>
          </table:table-cell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  <text:p>(edd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  <text:p>(ec5d)</text:p>
          </table:table-cell>
          <table:table-cell office:value-type="string" calcext:value-type="string">
            <text:p></text:p>
          </table:table-cell>
          <table:table-cell office:value-type="string" calcext:value-type="string">
            <text:p>Elon</text:p>
            <text:p>(edd7)</text:p>
          </table:table-cell>
          <table:table-cell office:value-type="string" calcext:value-type="string">
            <text:p></text:p>
          </table:table-cell>
          <table:table-cell office:value-type="string" calcext:value-type="string">
            <text:p>Emites</text:p>
            <text:p>(efa8)</text:p>
          </table:table-cell>
          <table:table-cell office:value-type="string" calcext:value-type="string">
            <text:p></text:p>
          </table:table-cell>
          <table:table-cell office:value-type="string" calcext:value-type="string">
            <text:p>Emmaus</text:p>
            <text:p>(ec5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  <text:p>(e277)</text:p>
          </table:table-cell>
          <table:table-cell office:value-type="string" calcext:value-type="string">
            <text:p></text:p>
          </table:table-cell>
          <table:table-cell office:value-type="string" calcext:value-type="string">
            <text:p>Enaim</text:p>
            <text:p>(efb9)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  <text:p>(e262)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  <text:p>(e23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  <text:p>(e170)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  <text:p>(e025)</text:p>
          </table:table-cell>
          <table:table-cell office:value-type="string" calcext:value-type="string">
            <text:p></text:p>
          </table:table-cell>
          <table:table-cell office:value-type="string" calcext:value-type="string">
            <text:p>Enoch</text:p>
            <text:p>(ec5f)</text:p>
          </table:table-cell>
          <table:table-cell office:value-type="string" calcext:value-type="string">
            <text:p></text:p>
          </table:table-cell>
          <table:table-cell office:value-type="string" calcext:value-type="string">
            <text:p>Enos</text:p>
            <text:p>(ec6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  <text:p>(e242)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  <text:p>(e022)</text:p>
          </table:table-cell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  <text:p>(ebc1)</text:p>
          </table:table-cell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  <text:p>(ece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  <text:p>(e1ad)</text:p>
          </table:table-cell>
          <table:table-cell office:value-type="string" calcext:value-type="string">
            <text:p></text:p>
          </table:table-cell>
          <table:table-cell office:value-type="string" calcext:value-type="string">
            <text:p>Epher</text:p>
            <text:p>(eefe)</text:p>
          </table:table-cell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  <text:p>(ec0c)</text:p>
          </table:table-cell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  <text:p>(eba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land</text:p>
            <text:p>(eba4)</text:p>
          </table:table-cell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  <text:p>(efba)</text:p>
          </table:table-cell>
          <table:table-cell office:value-type="string" calcext:value-type="string">
            <text:p></text:p>
          </table:table-cell>
          <table:table-cell office:value-type="string" calcext:value-type="string">
            <text:p>Ephron</text:p>
            <text:p>(eeff)</text:p>
          </table:table-cell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  <text:p>(ec0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  <text:p>(ec61)</text:p>
          </table:table-cell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  <text:p>(ec0e)</text:p>
          </table:table-cell>
          <table:table-cell office:value-type="string" calcext:value-type="string">
            <text:p></text:p>
          </table:table-cell>
          <table:table-cell office:value-type="string" calcext:value-type="string">
            <text:p>Erech</text:p>
            <text:p>(edd9)</text:p>
          </table:table-cell>
          <table:table-cell office:value-type="string" calcext:value-type="string">
            <text:p></text:p>
          </table:table-cell>
          <table:table-cell office:value-type="string" calcext:value-type="string">
            <text:p>Eri</text:p>
            <text:p>(e1a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  <text:p>(ebc2)</text:p>
          </table:table-cell>
          <table:table-cell office:value-type="string" calcext:value-type="string">
            <text:p></text:p>
          </table:table-cell>
          <table:table-cell office:value-type="string" calcext:value-type="string">
            <text:p>Esek</text:p>
            <text:p>(edda)</text:p>
          </table:table-cell>
          <table:table-cell office:value-type="string" calcext:value-type="string">
            <text:p></text:p>
          </table:table-cell>
          <table:table-cell office:value-type="string" calcext:value-type="string">
            <text:p>Eshban</text:p>
            <text:p>(eff2)</text:p>
          </table:table-cell>
          <table:table-cell office:value-type="string" calcext:value-type="string">
            <text:p></text:p>
          </table:table-cell>
          <table:table-cell office:value-type="string" calcext:value-type="string">
            <text:p>Eshkol</text:p>
            <text:p>(edd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  <text:p>(ec49)</text:p>
          </table:table-cell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  <text:p>(ec32)</text:p>
          </table:table-cell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  <text:p>(ecb3)</text:p>
          </table:table-cell>
          <table:table-cell office:value-type="string" calcext:value-type="string">
            <text:p></text:p>
          </table:table-cell>
          <table:table-cell office:value-type="string" calcext:value-type="string">
            <text:p>Eunice</text:p>
            <text:p>(ecb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  <text:p>(eb8f)</text:p>
          </table:table-cell>
          <table:table-cell office:value-type="string" calcext:value-type="string">
            <text:p></text:p>
          </table:table-cell>
          <table:table-cell office:value-type="string" calcext:value-type="string">
            <text:p>Euodia</text:p>
            <text:p>(ece5)</text:p>
          </table:table-cell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  <text:p>(ecd8)</text:p>
          </table:table-cell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  <text:p>(eb1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  <text:p>(e13f)</text:p>
          </table:table-cell>
          <table:table-cell office:value-type="string" calcext:value-type="string">
            <text:p></text:p>
          </table:table-cell>
          <table:table-cell office:value-type="string" calcext:value-type="string">
            <text:p>Eve</text:p>
            <text:p>(ebeb)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  <text:p>(e273)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  <text:p>(e14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  <text:p>(e114)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ywhere</text:p>
            <text:p>(e155)</text:p>
          </table:table-cell>
          <table:table-cell office:value-type="string" calcext:value-type="string">
            <text:p></text:p>
          </table:table-cell>
          <table:table-cell office:value-type="string" calcext:value-type="string">
            <text:p>example_pattern</text:p>
            <text:p>(ecf0)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ain</text:p>
            <text:p>(e05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  <text:p>(e238)</text:p>
          </table:table-cell>
          <table:table-cell office:value-type="string" calcext:value-type="string">
            <text:p></text:p>
          </table:table-cell>
          <table:table-cell office:value-type="string" calcext:value-type="string">
            <text:p>Ezbon</text:p>
            <text:p>(e1aa)</text:p>
          </table:table-cell>
          <table:table-cell office:value-type="string" calcext:value-type="string">
            <text:p></text:p>
          </table:table-cell>
          <table:table-cell office:value-type="string" calcext:value-type="string">
            <text:p>Ezer</text:p>
            <text:p>(e1ab)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  <text:p>(e20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  <text:p>(ec18)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  <text:p>(e219)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  <text:p>(e218)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  <text:p>(e17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  <text:p>(e18d)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</text:p>
            <text:p>(e197)</text:p>
          </table:table-cell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  <text:p>(ec83)</text:p>
          </table:table-cell>
          <table:table-cell office:value-type="string" calcext:value-type="string">
            <text:p></text:p>
          </table:table-cell>
          <table:table-cell office:value-type="string" calcext:value-type="string">
            <text:p>farm</text:p>
            <text:p>(eb9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  <text:p>(e18e)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  <text:p>(e21a)</text:p>
          </table:table-cell>
          <table:table-cell office:value-type="string" calcext:value-type="string">
            <text:p></text:p>
          </table:table-cell>
          <table:table-cell office:value-type="string" calcext:value-type="string">
            <text:p>fat</text:p>
            <text:p>(ea86)</text:p>
          </table:table-cell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  <text:p>(eb1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  <text:p>(e003)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  <text:p>(e054)</text:p>
          </table:table-cell>
          <table:table-cell office:value-type="string" calcext:value-type="string">
            <text:p></text:p>
          </table:table-cell>
          <table:table-cell office:value-type="string" calcext:value-type="string">
            <text:p>Felix</text:p>
            <text:p>(eb99)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  <text:p>(e20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  <text:p>(eda2)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  <text:p>(e278)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  <text:p>(e101)</text:p>
          </table:table-cell>
          <table:table-cell office:value-type="string" calcext:value-type="string">
            <text:p></text:p>
          </table:table-cell>
          <table:table-cell office:value-type="string" calcext:value-type="string">
            <text:p>finger</text:p>
            <text:p>(eba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  <text:p>(e301)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  <text:p>(e233)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  <text:p>(e263)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  <text:p>(e26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  <text:p>(e290)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  <text:p>(e09d)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  <text:p>(e26b)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  <text:p>(e31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  <text:p>(ece0)</text:p>
          </table:table-cell>
          <table:table-cell office:value-type="string" calcext:value-type="string">
            <text:p></text:p>
          </table:table-cell>
          <table:table-cell office:value-type="string" calcext:value-type="string">
            <text:p>flour</text:p>
            <text:p>(ea35)</text:p>
          </table:table-cell>
          <table:table-cell office:value-type="string" calcext:value-type="string">
            <text:p></text:p>
          </table:table-cell>
          <table:table-cell office:value-type="string" calcext:value-type="string">
            <text:p>flower</text:p>
            <text:p>(eb24)</text:p>
          </table:table-cell>
          <table:table-cell office:value-type="string" calcext:value-type="string">
            <text:p></text:p>
          </table:table-cell>
          <table:table-cell office:value-type="string" calcext:value-type="string">
            <text:p>flute</text:p>
            <text:p>(ea8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  <text:p>(e25b)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  <text:p>(e13e)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  <text:p>(ea7c)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  <text:p>(e13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  <text:p>(e158)</text:p>
          </table:table-cell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  <text:p>(eb79)</text:p>
          </table:table-cell>
          <table:table-cell office:value-type="string" calcext:value-type="string">
            <text:p></text:p>
          </table:table-cell>
          <table:table-cell office:value-type="string" calcext:value-type="string">
            <text:p>forest</text:p>
            <text:p>(ec27)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  <text:p>(e18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  <text:p>(eca4)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  <text:p>(e318)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  <text:p>(e179)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  <text:p>(e28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  <text:p>(ea8a)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  <text:p>(e260)</text:p>
          </table:table-cell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  <text:p>(ebe4)</text:p>
          </table:table-cell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  <text:p>(ec8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  <text:p>(e024)</text:p>
          </table:table-cell>
          <table:table-cell office:value-type="string" calcext:value-type="string">
            <text:p></text:p>
          </table:table-cell>
          <table:table-cell office:value-type="string" calcext:value-type="string">
            <text:p>frog</text:p>
            <text:p>(ecf6)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  <text:p>(e31a)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  <text:p>(e27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  <text:p>(e0d2)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  <text:p>(e276)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  <text:p>(e190)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  <text:p>(e16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  <text:p>(ec39)</text:p>
          </table:table-cell>
          <table:table-cell office:value-type="string" calcext:value-type="string">
            <text:p></text:p>
          </table:table-cell>
          <table:table-cell office:value-type="string" calcext:value-type="string">
            <text:p>Gad</text:p>
            <text:p>(ecbd)</text:p>
          </table:table-cell>
          <table:table-cell office:value-type="string" calcext:value-type="string">
            <text:p></text:p>
          </table:table-cell>
          <table:table-cell office:value-type="string" calcext:value-type="string">
            <text:p>Gadara</text:p>
            <text:p>(e33f)</text:p>
          </table:table-cell>
          <table:table-cell office:value-type="string" calcext:value-type="string">
            <text:p></text:p>
          </table:table-cell>
          <table:table-cell office:value-type="string" calcext:value-type="string">
            <text:p>Gaham</text:p>
            <text:p>(efb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  <text:p>(ec0f)</text:p>
          </table:table-cell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  <text:p>(eb46)</text:p>
          </table:table-cell>
          <table:table-cell office:value-type="string" calcext:value-type="string">
            <text:p></text:p>
          </table:table-cell>
          <table:table-cell office:value-type="string" calcext:value-type="string">
            <text:p>Galeed</text:p>
            <text:p>(efbc)</text:p>
          </table:table-cell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  <text:p>(e33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  <text:p>(eb3b)</text:p>
          </table:table-cell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  <text:p>(eb4d)</text:p>
          </table:table-cell>
          <table:table-cell office:value-type="string" calcext:value-type="string">
            <text:p></text:p>
          </table:table-cell>
          <table:table-cell office:value-type="string" calcext:value-type="string">
            <text:p>garden</text:p>
            <text:p>(eddc)</text:p>
          </table:table-cell>
          <table:table-cell office:value-type="string" calcext:value-type="string">
            <text:p></text:p>
          </table:table-cell>
          <table:table-cell office:value-type="string" calcext:value-type="string">
            <text:p>Gatam</text:p>
            <text:p>(eff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  <text:p>(e289)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</text:p>
            <text:p>(e108)</text:p>
          </table:table-cell>
          <table:table-cell office:value-type="string" calcext:value-type="string">
            <text:p></text:p>
          </table:table-cell>
          <table:table-cell office:value-type="string" calcext:value-type="string">
            <text:p>Gaza</text:p>
            <text:p>(eb7f)</text:p>
          </table:table-cell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  <text:p>(e01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  <text:p>(e341)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  <text:p>(e26d)</text:p>
          </table:table-cell>
          <table:table-cell office:value-type="string" calcext:value-type="string">
            <text:p></text:p>
          </table:table-cell>
          <table:table-cell office:value-type="string" calcext:value-type="string">
            <text:p>Gera</text:p>
            <text:p>(efbd)</text:p>
          </table:table-cell>
          <table:table-cell office:value-type="string" calcext:value-type="string">
            <text:p></text:p>
          </table:table-cell>
          <table:table-cell office:value-type="string" calcext:value-type="string">
            <text:p>Gerar</text:p>
            <text:p>(edd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  <text:p>(efbe)</text:p>
          </table:table-cell>
          <table:table-cell office:value-type="string" calcext:value-type="string">
            <text:p></text:p>
          </table:table-cell>
          <table:table-cell office:value-type="string" calcext:value-type="string">
            <text:p>Gether</text:p>
            <text:p>(edde)</text:p>
          </table:table-cell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  <text:p>(e34a)</text:p>
          </table:table-cell>
          <table:table-cell office:value-type="string" calcext:value-type="string">
            <text:p></text:p>
          </table:table-cell>
          <table:table-cell office:value-type="string" calcext:value-type="string">
            <text:p>Gideon</text:p>
            <text:p>(ed0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  <text:p>(e072)</text:p>
          </table:table-cell>
          <table:table-cell office:value-type="string" calcext:value-type="string">
            <text:p></text:p>
          </table:table-cell>
          <table:table-cell office:value-type="string" calcext:value-type="string">
            <text:p>Gihon</text:p>
            <text:p>(eddf)</text:p>
          </table:table-cell>
          <table:table-cell office:value-type="string" calcext:value-type="string">
            <text:p></text:p>
          </table:table-cell>
          <table:table-cell office:value-type="string" calcext:value-type="string">
            <text:p>Gilead</text:p>
            <text:p>(efa1)</text:p>
          </table:table-cell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  <text:p>(ede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  <text:p>(e009)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  <text:p>(e00a)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  <text:p>(e086)</text:p>
          </table:table-cell>
          <table:table-cell office:value-type="string" calcext:value-type="string">
            <text:p></text:p>
          </table:table-cell>
          <table:table-cell office:value-type="string" calcext:value-type="string">
            <text:p>glass</text:p>
            <text:p>(ecd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  <text:p>(e217)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  <text:p>(ea8c)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</text:p>
            <text:p>(e381)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  <text:p>(e08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  <text:p>(ea7d)</text:p>
          </table:table-cell>
          <table:table-cell office:value-type="string" calcext:value-type="string">
            <text:p></text:p>
          </table:table-cell>
          <table:table-cell office:value-type="string" calcext:value-type="string">
            <text:p>God</text:p>
            <text:p>(e036)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godly</text:p>
            <text:p>(e130)</text:p>
          </table:table-cell>
          <table:table-cell office:value-type="string" calcext:value-type="string">
            <text:p></text:p>
          </table:table-cell>
          <table:table-cell office:value-type="string" calcext:value-type="string">
            <text:p>Gog</text:p>
            <text:p>(ecf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  <text:p>(ede2)</text:p>
          </table:table-cell>
          <table:table-cell office:value-type="string" calcext:value-type="string">
            <text:p></text:p>
          </table:table-cell>
          <table:table-cell office:value-type="string" calcext:value-type="string">
            <text:p>gold</text:p>
            <text:p>(eb2a)</text:p>
          </table:table-cell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  <text:p>(e34b)</text:p>
          </table:table-cell>
          <table:table-cell office:value-type="string" calcext:value-type="string">
            <text:p></text:p>
          </table:table-cell>
          <table:table-cell office:value-type="string" calcext:value-type="string">
            <text:p>Gomer</text:p>
            <text:p>(ede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  <text:p>(ea7a)</text:p>
          </table:table-cell>
          <table:table-cell office:value-type="string" calcext:value-type="string">
            <text:p></text:p>
          </table:table-cell>
          <table:table-cell office:value-type="string" calcext:value-type="string">
            <text:p>gong</text:p>
            <text:p>(ebe5)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  <text:p>(e096)</text:p>
          </table:table-cell>
          <table:table-cell office:value-type="string" calcext:value-type="string">
            <text:p></text:p>
          </table:table-cell>
          <table:table-cell office:value-type="string" calcext:value-type="string">
            <text:p>Goshen</text:p>
            <text:p>(efb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  <text:p>(e22b)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  <text:p>(e0a3)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  <text:p>(e01f)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  <text:p>(e27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  <text:p>(ecf4)</text:p>
          </table:table-cell>
          <table:table-cell office:value-type="string" calcext:value-type="string">
            <text:p></text:p>
          </table:table-cell>
          <table:table-cell office:value-type="string" calcext:value-type="string">
            <text:p>grass</text:p>
            <text:p>(ea33)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  <text:p>(e20e)</text:p>
          </table:table-cell>
          <table:table-cell office:value-type="string" calcext:value-type="string">
            <text:p></text:p>
          </table:table-cell>
          <table:table-cell office:value-type="string" calcext:value-type="string">
            <text:p>Greece</text:p>
            <text:p>(e34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  <text:p>(ea94)</text:p>
          </table:table-cell>
          <table:table-cell office:value-type="string" calcext:value-type="string">
            <text:p></text:p>
          </table:table-cell>
          <table:table-cell office:value-type="string" calcext:value-type="string">
            <text:p>green</text:p>
            <text:p>(ecd1)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  <text:p>(e051)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  <text:p>(e83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  <text:p>(e013)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  <text:p>(e154)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  <text:p>(e0c1)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</text:p>
            <text:p>(ea8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  <text:p>(efc1)</text:p>
          </table:table-cell>
          <table:table-cell office:value-type="string" calcext:value-type="string">
            <text:p></text:p>
          </table:table-cell>
          <table:table-cell office:value-type="string" calcext:value-type="string">
            <text:p>Hadad</text:p>
            <text:p>(efa2)</text:p>
          </table:table-cell>
          <table:table-cell office:value-type="string" calcext:value-type="string">
            <text:p></text:p>
          </table:table-cell>
          <table:table-cell office:value-type="string" calcext:value-type="string">
            <text:p>Hadar</text:p>
            <text:p>(e1af)</text:p>
          </table:table-cell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  <text:p>(ede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  <text:p>(ecab)</text:p>
          </table:table-cell>
          <table:table-cell office:value-type="string" calcext:value-type="string">
            <text:p></text:p>
          </table:table-cell>
          <table:table-cell office:value-type="string" calcext:value-type="string">
            <text:p>Haggi</text:p>
            <text:p>(efc2)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  <text:p>(ea13)</text:p>
          </table:table-cell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  <text:p>(ecd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  <text:p>(e208)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  <text:p>(ea22)</text:p>
          </table:table-cell>
          <table:table-cell office:value-type="string" calcext:value-type="string">
            <text:p></text:p>
          </table:table-cell>
          <table:table-cell office:value-type="string" calcext:value-type="string">
            <text:p>Ham_person</text:p>
            <text:p>(ede5)</text:p>
          </table:table-cell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  <text:p>(ede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  <text:p>(ede7)</text:p>
          </table:table-cell>
          <table:table-cell office:value-type="string" calcext:value-type="string">
            <text:p></text:p>
          </table:table-cell>
          <table:table-cell office:value-type="string" calcext:value-type="string">
            <text:p>Hamor</text:p>
            <text:p>(eb5d)</text:p>
          </table:table-cell>
          <table:table-cell office:value-type="string" calcext:value-type="string">
            <text:p></text:p>
          </table:table-cell>
          <table:table-cell office:value-type="string" calcext:value-type="string">
            <text:p>Hamul</text:p>
            <text:p>(efc3)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  <text:p>(e07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  <text:p>(e205)</text:p>
          </table:table-cell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  <text:p>(eb0b)</text:p>
          </table:table-cell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  <text:p>(efa4)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  <text:p>(e26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  <text:p>(ecc6)</text:p>
          </table:table-cell>
          <table:table-cell office:value-type="string" calcext:value-type="string">
            <text:p></text:p>
          </table:table-cell>
          <table:table-cell office:value-type="string" calcext:value-type="string">
            <text:p>Harsh</text:p>
            <text:p>(eca7)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  <text:p>(e082)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  <text:p>(e13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  <text:p>(e01b)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  <text:p>(e083)</text:p>
          </table:table-cell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  <text:p>(ede8)</text:p>
          </table:table-cell>
          <table:table-cell office:value-type="string" calcext:value-type="string">
            <text:p></text:p>
          </table:table-cell>
          <table:table-cell office:value-type="string" calcext:value-type="string">
            <text:p>Havilah_person</text:p>
            <text:p>(eff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  <text:p>(ede9)</text:p>
          </table:table-cell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  <text:p>(edea)</text:p>
          </table:table-cell>
          <table:table-cell office:value-type="string" calcext:value-type="string">
            <text:p></text:p>
          </table:table-cell>
          <table:table-cell office:value-type="string" calcext:value-type="string">
            <text:p>Hazo</text:p>
            <text:p>(e1b0)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  <text:p>(e20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  <text:p>(e084)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  <text:p>(e209)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  <text:p>(e29a)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  <text:p>(e38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  <text:p>(e0e7)</text:p>
          </table:table-cell>
          <table:table-cell office:value-type="string" calcext:value-type="string">
            <text:p></text:p>
          </table:table-cell>
          <table:table-cell office:value-type="string" calcext:value-type="string">
            <text:p>Heber</text:p>
            <text:p>(e1b1)</text:p>
          </table:table-cell>
          <table:table-cell office:value-type="string" calcext:value-type="string">
            <text:p></text:p>
          </table:table-cell>
          <table:table-cell office:value-type="string" calcext:value-type="string">
            <text:p>Hebrew</text:p>
            <text:p>(ec8f)</text:p>
          </table:table-cell>
          <table:table-cell office:value-type="string" calcext:value-type="string">
            <text:p></text:p>
          </table:table-cell>
          <table:table-cell office:value-type="string" calcext:value-type="string">
            <text:p>Hebron</text:p>
            <text:p>(ede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  <text:p>(e28a)</text:p>
          </table:table-cell>
          <table:table-cell office:value-type="string" calcext:value-type="string">
            <text:p></text:p>
          </table:table-cell>
          <table:table-cell office:value-type="string" calcext:value-type="string">
            <text:p>height</text:p>
            <text:p>(ecc1)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  <text:p>(e018)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  <text:p>(e0d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  <text:p>(e13a)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  <text:p>(e150)</text:p>
          </table:table-cell>
          <table:table-cell office:value-type="string" calcext:value-type="string">
            <text:p></text:p>
          </table:table-cell>
          <table:table-cell office:value-type="string" calcext:value-type="string">
            <text:p>Heman</text:p>
            <text:p>(e1b2)</text:p>
          </table:table-cell>
          <table:table-cell office:value-type="string" calcext:value-type="string">
            <text:p></text:p>
          </table:table-cell>
          <table:table-cell office:value-type="string" calcext:value-type="string">
            <text:p>Hemdan</text:p>
            <text:p>(eff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  <text:p>(e212)</text:p>
          </table:table-cell>
          <table:table-cell office:value-type="string" calcext:value-type="string">
            <text:p></text:p>
          </table:table-cell>
          <table:table-cell office:value-type="string" calcext:value-type="string">
            <text:p>Hermas</text:p>
            <text:p>(ebc4)</text:p>
          </table:table-cell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  <text:p>(eb2f)</text:p>
          </table:table-cell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  <text:p>(ebe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  <text:p>(ecb5)</text:p>
          </table:table-cell>
          <table:table-cell office:value-type="string" calcext:value-type="string">
            <text:p></text:p>
          </table:table-cell>
          <table:table-cell office:value-type="string" calcext:value-type="string">
            <text:p>Herod</text:p>
            <text:p>(e360)</text:p>
          </table:table-cell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  <text:p>(ea05)</text:p>
          </table:table-cell>
          <table:table-cell office:value-type="string" calcext:value-type="string">
            <text:p></text:p>
          </table:table-cell>
          <table:table-cell office:value-type="string" calcext:value-type="string">
            <text:p>Herodias</text:p>
            <text:p>(e35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  <text:p>(ebf1)</text:p>
          </table:table-cell>
          <table:table-cell office:value-type="string" calcext:value-type="string">
            <text:p></text:p>
          </table:table-cell>
          <table:table-cell office:value-type="string" calcext:value-type="string">
            <text:p>Heth</text:p>
            <text:p>(edec)</text:p>
          </table:table-cell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  <text:p>(ea62)</text:p>
          </table:table-cell>
          <table:table-cell office:value-type="string" calcext:value-type="string">
            <text:p></text:p>
          </table:table-cell>
          <table:table-cell office:value-type="string" calcext:value-type="string">
            <text:p>Hezron</text:p>
            <text:p>(ea4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  <text:p>(e085)</text:p>
          </table:table-cell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  <text:p>(ece9)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  <text:p>(e202)</text:p>
          </table:table-cell>
          <table:table-cell office:value-type="string" calcext:value-type="string">
            <text:p></text:p>
          </table:table-cell>
          <table:table-cell office:value-type="string" calcext:value-type="string">
            <text:p>Hirah</text:p>
            <text:p>(e1b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  <text:p>(e13b)</text:p>
          </table:table-cell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  <text:p>(eded)</text:p>
          </table:table-cell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  <text:p>(edee)</text:p>
          </table:table-cell>
          <table:table-cell office:value-type="string" calcext:value-type="string">
            <text:p></text:p>
          </table:table-cell>
          <table:table-cell office:value-type="string" calcext:value-type="string">
            <text:p>Hobah</text:p>
            <text:p>(ede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  <text:p>(e302)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  <text:p>(e13c)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  <text:p>(e052)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  <text:p>(e03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  <text:p>(e213)</text:p>
          </table:table-cell>
          <table:table-cell office:value-type="string" calcext:value-type="string">
            <text:p></text:p>
          </table:table-cell>
          <table:table-cell office:value-type="string" calcext:value-type="string">
            <text:p>Hori</text:p>
            <text:p>(eff5)</text:p>
          </table:table-cell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  <text:p>(edf1)</text:p>
          </table:table-cell>
          <table:table-cell office:value-type="string" calcext:value-type="string">
            <text:p></text:p>
          </table:table-cell>
          <table:table-cell office:value-type="string" calcext:value-type="string">
            <text:p>horn</text:p>
            <text:p>(ecc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  <text:p>(e303)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  <text:p>(e216)</text:p>
          </table:table-cell>
          <table:table-cell office:value-type="string" calcext:value-type="string">
            <text:p></text:p>
          </table:table-cell>
          <table:table-cell office:value-type="string" calcext:value-type="string">
            <text:p>Hosea</text:p>
            <text:p>(ebc5)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  <text:p>(e33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  <text:p>(e171)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  <text:p>(e068)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long</text:p>
            <text:p>(e83c)</text:p>
          </table:table-cell>
          <table:table-cell office:value-type="string" calcext:value-type="string">
            <text:p></text:p>
          </table:table-cell>
          <table:table-cell office:value-type="string" calcext:value-type="string">
            <text:p>Hul</text:p>
            <text:p>(edf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  <text:p>(e23d)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  <text:p>(e19d)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  <text:p>(e01e)</text:p>
          </table:table-cell>
          <table:table-cell office:value-type="string" calcext:value-type="string">
            <text:p></text:p>
          </table:table-cell>
          <table:table-cell office:value-type="string" calcext:value-type="string">
            <text:p>Huppim</text:p>
            <text:p>(efc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  <text:p>(e012)</text:p>
          </table:table-cell>
          <table:table-cell office:value-type="string" calcext:value-type="string">
            <text:p></text:p>
          </table:table-cell>
          <table:table-cell office:value-type="string" calcext:value-type="string">
            <text:p>Husham</text:p>
            <text:p>(e1b4)</text:p>
          </table:table-cell>
          <table:table-cell office:value-type="string" calcext:value-type="string">
            <text:p></text:p>
          </table:table-cell>
          <table:table-cell office:value-type="string" calcext:value-type="string">
            <text:p>Hushim</text:p>
            <text:p>(efc6)</text:p>
          </table:table-cell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  <text:p>(eca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  <text:p>(e0e3)</text:p>
          </table:table-cell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  <text:p>(ec1f)</text:p>
          </table:table-cell>
          <table:table-cell office:value-type="string" calcext:value-type="string">
            <text:p></text:p>
          </table:table-cell>
          <table:table-cell office:value-type="string" calcext:value-type="string">
            <text:p>idol</text:p>
            <text:p>(e35d)</text:p>
          </table:table-cell>
          <table:table-cell office:value-type="string" calcext:value-type="string">
            <text:p></text:p>
          </table:table-cell>
          <table:table-cell office:value-type="string" calcext:value-type="string">
            <text:p>Idumea</text:p>
            <text:p>(e37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  <text:p>(e111)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  <text:p>(e06e)</text:p>
          </table:table-cell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  <text:p>(ebc6)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  <text:p>(e18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  <text:p>(efc7)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  <text:p>(e180)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  <text:p>(e240)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  <text:p>(e11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  <text:p>(ec98)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  <text:p>(e017)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  <text:p>(e304)</text:p>
          </table:table-cell>
          <table:table-cell office:value-type="string" calcext:value-type="string">
            <text:p></text:p>
          </table:table-cell>
          <table:table-cell office:value-type="string" calcext:value-type="string">
            <text:p>Irad</text:p>
            <text:p>(edf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  <text:p>(eff6)</text:p>
          </table:table-cell>
          <table:table-cell office:value-type="string" calcext:value-type="string">
            <text:p></text:p>
          </table:table-cell>
          <table:table-cell office:value-type="string" calcext:value-type="string">
            <text:p>iron</text:p>
            <text:p>(eb29)</text:p>
          </table:table-cell>
          <table:table-cell office:value-type="string" calcext:value-type="string">
            <text:p></text:p>
          </table:table-cell>
          <table:table-cell office:value-type="string" calcext:value-type="string">
            <text:p>Isaac</text:p>
            <text:p>(e374)</text:p>
          </table:table-cell>
          <table:table-cell office:value-type="string" calcext:value-type="string">
            <text:p></text:p>
          </table:table-cell>
          <table:table-cell office:value-type="string" calcext:value-type="string">
            <text:p>Isaiah</text:p>
            <text:p>(e37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  <text:p>(eeda)</text:p>
          </table:table-cell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  <text:p>(e1b5)</text:p>
          </table:table-cell>
          <table:table-cell office:value-type="string" calcext:value-type="string">
            <text:p></text:p>
          </table:table-cell>
          <table:table-cell office:value-type="string" calcext:value-type="string">
            <text:p>Ishvah</text:p>
            <text:p>(efc8)</text:p>
          </table:table-cell>
          <table:table-cell office:value-type="string" calcext:value-type="string">
            <text:p></text:p>
          </table:table-cell>
          <table:table-cell office:value-type="string" calcext:value-type="string">
            <text:p>Ishvi</text:p>
            <text:p>(efc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  <text:p>(eedb)</text:p>
          </table:table-cell>
          <table:table-cell office:value-type="string" calcext:value-type="string">
            <text:p></text:p>
          </table:table-cell>
          <table:table-cell office:value-type="string" calcext:value-type="string">
            <text:p>island</text:p>
            <text:p>(eb05)</text:p>
          </table:table-cell>
          <table:table-cell office:value-type="string" calcext:value-type="string">
            <text:p></text:p>
          </table:table-cell>
          <table:table-cell office:value-type="string" calcext:value-type="string">
            <text:p>Israel</text:p>
            <text:p>(ea04)</text:p>
          </table:table-cell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  <text:p>(ecc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  <text:p>(ec90)</text:p>
          </table:table-cell>
          <table:table-cell office:value-type="string" calcext:value-type="string">
            <text:p></text:p>
          </table:table-cell>
          <table:table-cell office:value-type="string" calcext:value-type="string">
            <text:p>Ithran</text:p>
            <text:p>(e1b6)</text:p>
          </table:table-cell>
          <table:table-cell office:value-type="string" calcext:value-type="string">
            <text:p></text:p>
          </table:table-cell>
          <table:table-cell office:value-type="string" calcext:value-type="string">
            <text:p>Iturea</text:p>
            <text:p>(ec3e)</text:p>
          </table:table-cell>
          <table:table-cell office:value-type="string" calcext:value-type="string">
            <text:p></text:p>
          </table:table-cell>
          <table:table-cell office:value-type="string" calcext:value-type="string">
            <text:p>Jabal</text:p>
            <text:p>(e1b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  <text:p>(efca)</text:p>
          </table:table-cell>
          <table:table-cell office:value-type="string" calcext:value-type="string">
            <text:p></text:p>
          </table:table-cell>
          <table:table-cell office:value-type="string" calcext:value-type="string">
            <text:p>Jacob</text:p>
            <text:p>(e375)</text:p>
          </table:table-cell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  <text:p>(efcb)</text:p>
          </table:table-cell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  <text:p>(e1b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  <text:p>(e367)</text:p>
          </table:table-cell>
          <table:table-cell office:value-type="string" calcext:value-type="string">
            <text:p></text:p>
          </table:table-cell>
          <table:table-cell office:value-type="string" calcext:value-type="string">
            <text:p>Jakin</text:p>
            <text:p>(e1b9)</text:p>
          </table:table-cell>
          <table:table-cell office:value-type="string" calcext:value-type="string">
            <text:p></text:p>
          </table:table-cell>
          <table:table-cell office:value-type="string" calcext:value-type="string">
            <text:p>Jalam</text:p>
            <text:p>(eff7)</text:p>
          </table:table-cell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  <text:p>(ecb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  <text:p>(e376)</text:p>
          </table:table-cell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  <text:p>(e358)</text:p>
          </table:table-cell>
          <table:table-cell office:value-type="string" calcext:value-type="string">
            <text:p></text:p>
          </table:table-cell>
          <table:table-cell office:value-type="string" calcext:value-type="string">
            <text:p>Jamin</text:p>
            <text:p>(efcc)</text:p>
          </table:table-cell>
          <table:table-cell office:value-type="string" calcext:value-type="string">
            <text:p></text:p>
          </table:table-cell>
          <table:table-cell office:value-type="string" calcext:value-type="string">
            <text:p>Jannai</text:p>
            <text:p>(ec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  <text:p>(ecbe)</text:p>
          </table:table-cell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  <text:p>(edf4)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  <text:p>(e0d5)</text:p>
          </table:table-cell>
          <table:table-cell office:value-type="string" calcext:value-type="string">
            <text:p></text:p>
          </table:table-cell>
          <table:table-cell office:value-type="string" calcext:value-type="string">
            <text:p>Jared</text:p>
            <text:p>(ec6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  <text:p>(eb64)</text:p>
          </table:table-cell>
          <table:table-cell office:value-type="string" calcext:value-type="string">
            <text:p></text:p>
          </table:table-cell>
          <table:table-cell office:value-type="string" calcext:value-type="string">
            <text:p>Javan</text:p>
            <text:p>(e1ba)</text:p>
          </table:table-cell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  <text:p>(e1e5)</text:p>
          </table:table-cell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  <text:p>(ea6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  <text:p>(e1e6)</text:p>
          </table:table-cell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  <text:p>(ea5d)</text:p>
          </table:table-cell>
          <table:table-cell office:value-type="string" calcext:value-type="string">
            <text:p></text:p>
          </table:table-cell>
          <table:table-cell office:value-type="string" calcext:value-type="string">
            <text:p>Jemuel</text:p>
            <text:p>(efcd)</text:p>
          </table:table-cell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  <text:p>(ed0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  <text:p>(edf5)</text:p>
          </table:table-cell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  <text:p>(ea28)</text:p>
          </table:table-cell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  <text:p>(ea08)</text:p>
          </table:table-cell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  <text:p>(e33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  <text:p>(ea58)</text:p>
          </table:table-cell>
          <table:table-cell office:value-type="string" calcext:value-type="string">
            <text:p></text:p>
          </table:table-cell>
          <table:table-cell office:value-type="string" calcext:value-type="string">
            <text:p>Jesus</text:p>
            <text:p>(e037)</text:p>
          </table:table-cell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  <text:p>(eff8)</text:p>
          </table:table-cell>
          <table:table-cell office:value-type="string" calcext:value-type="string">
            <text:p></text:p>
          </table:table-cell>
          <table:table-cell office:value-type="string" calcext:value-type="string">
            <text:p>Jetur</text:p>
            <text:p>(eed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  <text:p>(e1bb)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  <text:p>(e0f9)</text:p>
          </table:table-cell>
          <table:table-cell office:value-type="string" calcext:value-type="string">
            <text:p></text:p>
          </table:table-cell>
          <table:table-cell office:value-type="string" calcext:value-type="string">
            <text:p>Jezabel</text:p>
            <text:p>(eca2)</text:p>
          </table:table-cell>
          <table:table-cell office:value-type="string" calcext:value-type="string">
            <text:p></text:p>
          </table:table-cell>
          <table:table-cell office:value-type="string" calcext:value-type="string">
            <text:p>Jezer</text:p>
            <text:p>(e1b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  <text:p>(efce)</text:p>
          </table:table-cell>
          <table:table-cell office:value-type="string" calcext:value-type="string">
            <text:p></text:p>
          </table:table-cell>
          <table:table-cell office:value-type="string" calcext:value-type="string">
            <text:p>Joanan</text:p>
            <text:p>(ec4c)</text:p>
          </table:table-cell>
          <table:table-cell office:value-type="string" calcext:value-type="string">
            <text:p></text:p>
          </table:table-cell>
          <table:table-cell office:value-type="string" calcext:value-type="string">
            <text:p>Joanna</text:p>
            <text:p>(ec63)</text:p>
          </table:table-cell>
          <table:table-cell office:value-type="string" calcext:value-type="string">
            <text:p></text:p>
          </table:table-cell>
          <table:table-cell office:value-type="string" calcext:value-type="string">
            <text:p>Job</text:p>
            <text:p>(ed0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  <text:p>(edf6)</text:p>
          </table:table-cell>
          <table:table-cell office:value-type="string" calcext:value-type="string">
            <text:p></text:p>
          </table:table-cell>
          <table:table-cell office:value-type="string" calcext:value-type="string">
            <text:p>Joel</text:p>
            <text:p>(ec92)</text:p>
          </table:table-cell>
          <table:table-cell office:value-type="string" calcext:value-type="string">
            <text:p></text:p>
          </table:table-cell>
          <table:table-cell office:value-type="string" calcext:value-type="string">
            <text:p>John</text:p>
            <text:p>(e35a)</text:p>
          </table:table-cell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  <text:p>(e33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  <text:p>(eedd)</text:p>
          </table:table-cell>
          <table:table-cell office:value-type="string" calcext:value-type="string">
            <text:p></text:p>
          </table:table-cell>
          <table:table-cell office:value-type="string" calcext:value-type="string">
            <text:p>Joktan</text:p>
            <text:p>(e1bd)</text:p>
          </table:table-cell>
          <table:table-cell office:value-type="string" calcext:value-type="string">
            <text:p></text:p>
          </table:table-cell>
          <table:table-cell office:value-type="string" calcext:value-type="string">
            <text:p>Jonah</text:p>
            <text:p>(e0c5)</text:p>
          </table:table-cell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  <text:p>(ea2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  <text:p>(ec9b)</text:p>
          </table:table-cell>
          <table:table-cell office:value-type="string" calcext:value-type="string">
            <text:p></text:p>
          </table:table-cell>
          <table:table-cell office:value-type="string" calcext:value-type="string">
            <text:p>Joppa</text:p>
            <text:p>(ec2d)</text:p>
          </table:table-cell>
          <table:table-cell office:value-type="string" calcext:value-type="string">
            <text:p></text:p>
          </table:table-cell>
          <table:table-cell office:value-type="string" calcext:value-type="string">
            <text:p>Joram</text:p>
            <text:p>(ea5e)</text:p>
          </table:table-cell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  <text:p>(e34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  <text:p>(ec64)</text:p>
          </table:table-cell>
          <table:table-cell office:value-type="string" calcext:value-type="string">
            <text:p></text:p>
          </table:table-cell>
          <table:table-cell office:value-type="string" calcext:value-type="string">
            <text:p>Joseph</text:p>
            <text:p>(ea15)</text:p>
          </table:table-cell>
          <table:table-cell office:value-type="string" calcext:value-type="string">
            <text:p></text:p>
          </table:table-cell>
          <table:table-cell office:value-type="string" calcext:value-type="string">
            <text:p>Joses</text:p>
            <text:p>(e369)</text:p>
          </table:table-cell>
          <table:table-cell office:value-type="string" calcext:value-type="string">
            <text:p></text:p>
          </table:table-cell>
          <table:table-cell office:value-type="string" calcext:value-type="string">
            <text:p>Joshua</text:p>
            <text:p>(eb0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  <text:p>(ea65)</text:p>
          </table:table-cell>
          <table:table-cell office:value-type="string" calcext:value-type="string">
            <text:p></text:p>
          </table:table-cell>
          <table:table-cell office:value-type="string" calcext:value-type="string">
            <text:p>Jotham</text:p>
            <text:p>(eb82)</text:p>
          </table:table-cell>
          <table:table-cell office:value-type="string" calcext:value-type="string">
            <text:p></text:p>
          </table:table-cell>
          <table:table-cell office:value-type="string" calcext:value-type="string">
            <text:p>Jothan</text:p>
            <text:p>(ea60)</text:p>
          </table:table-cell>
          <table:table-cell office:value-type="string" calcext:value-type="string">
            <text:p></text:p>
          </table:table-cell>
          <table:table-cell office:value-type="string" calcext:value-type="string">
            <text:p>Jubal</text:p>
            <text:p>(edf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  <text:p>(ea4b)</text:p>
          </table:table-cell>
          <table:table-cell office:value-type="string" calcext:value-type="string">
            <text:p></text:p>
          </table:table-cell>
          <table:table-cell office:value-type="string" calcext:value-type="string">
            <text:p>Judas</text:p>
            <text:p>(eb6c)</text:p>
          </table:table-cell>
          <table:table-cell office:value-type="string" calcext:value-type="string">
            <text:p></text:p>
          </table:table-cell>
          <table:table-cell office:value-type="string" calcext:value-type="string">
            <text:p>Judas</text:p>
            <text:p>(e368)</text:p>
          </table:table-cell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  <text:p>(e36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  <text:p>(e339)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  <text:p>(e1a2)</text:p>
          </table:table-cell>
          <table:table-cell office:value-type="string" calcext:value-type="string">
            <text:p></text:p>
          </table:table-cell>
          <table:table-cell office:value-type="string" calcext:value-type="string">
            <text:p>Judith</text:p>
            <text:p>(edf8)</text:p>
          </table:table-cell>
          <table:table-cell office:value-type="string" calcext:value-type="string">
            <text:p></text:p>
          </table:table-cell>
          <table:table-cell office:value-type="string" calcext:value-type="string">
            <text:p>Julia</text:p>
            <text:p>(ebc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  <text:p>(ec07)</text:p>
          </table:table-cell>
          <table:table-cell office:value-type="string" calcext:value-type="string">
            <text:p></text:p>
          </table:table-cell>
          <table:table-cell office:value-type="string" calcext:value-type="string">
            <text:p>jump</text:p>
            <text:p>(ed0a)</text:p>
          </table:table-cell>
          <table:table-cell office:value-type="string" calcext:value-type="string">
            <text:p></text:p>
          </table:table-cell>
          <table:table-cell office:value-type="string" calcext:value-type="string">
            <text:p>Junia</text:p>
            <text:p>(ebc8)</text:p>
          </table:table-cell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  <text:p>(ea2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  <text:p>(eb4f)</text:p>
          </table:table-cell>
          <table:table-cell office:value-type="string" calcext:value-type="string">
            <text:p></text:p>
          </table:table-cell>
          <table:table-cell office:value-type="string" calcext:value-type="string">
            <text:p>Justus</text:p>
            <text:p>(eb6a)</text:p>
          </table:table-cell>
          <table:table-cell office:value-type="string" calcext:value-type="string">
            <text:p></text:p>
          </table:table-cell>
          <table:table-cell office:value-type="string" calcext:value-type="string">
            <text:p>Kadesh</text:p>
            <text:p>(edf9)</text:p>
          </table:table-cell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  <text:p>(efd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  <text:p>(edfa)</text:p>
          </table:table-cell>
          <table:table-cell office:value-type="string" calcext:value-type="string">
            <text:p></text:p>
          </table:table-cell>
          <table:table-cell office:value-type="string" calcext:value-type="string">
            <text:p>Karmi</text:p>
            <text:p>(efd2)</text:p>
          </table:table-cell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  <text:p>(edc9)</text:p>
          </table:table-cell>
          <table:table-cell office:value-type="string" calcext:value-type="string">
            <text:p></text:p>
          </table:table-cell>
          <table:table-cell office:value-type="string" calcext:value-type="string">
            <text:p>Kedar</text:p>
            <text:p>(eed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  <text:p>(eedf)</text:p>
          </table:table-cell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  <text:p>(edfb)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  <text:p>(e099)</text:p>
          </table:table-cell>
          <table:table-cell office:value-type="string" calcext:value-type="string">
            <text:p></text:p>
          </table:table-cell>
          <table:table-cell office:value-type="string" calcext:value-type="string">
            <text:p>Kemuel</text:p>
            <text:p>(efd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  <text:p>(efd4)</text:p>
          </table:table-cell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  <text:p>(efd5)</text:p>
          </table:table-cell>
          <table:table-cell office:value-type="string" calcext:value-type="string">
            <text:p></text:p>
          </table:table-cell>
          <table:table-cell office:value-type="string" calcext:value-type="string">
            <text:p>Keran</text:p>
            <text:p>(eff9)</text:p>
          </table:table-cell>
          <table:table-cell office:value-type="string" calcext:value-type="string">
            <text:p></text:p>
          </table:table-cell>
          <table:table-cell office:value-type="string" calcext:value-type="string">
            <text:p>Kesed</text:p>
            <text:p>(efd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  <text:p>(eee1)</text:p>
          </table:table-cell>
          <table:table-cell office:value-type="string" calcext:value-type="string">
            <text:p></text:p>
          </table:table-cell>
          <table:table-cell office:value-type="string" calcext:value-type="string">
            <text:p>key</text:p>
            <text:p>(ea9d)</text:p>
          </table:table-cell>
          <table:table-cell office:value-type="string" calcext:value-type="string">
            <text:p></text:p>
          </table:table-cell>
          <table:table-cell office:value-type="string" calcext:value-type="string">
            <text:p>Kezib</text:p>
            <text:p>(e1bf)</text:p>
          </table:table-cell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  <text:p>(eba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  <text:p>(e141)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  <text:p>(e01c)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  <text:p>(e028)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  <text:p>(e02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  <text:p>(efd7)</text:p>
          </table:table-cell>
          <table:table-cell office:value-type="string" calcext:value-type="string">
            <text:p></text:p>
          </table:table-cell>
          <table:table-cell office:value-type="string" calcext:value-type="string">
            <text:p>Kish</text:p>
            <text:p>(eb49)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  <text:p>(e0e8)</text:p>
          </table:table-cell>
          <table:table-cell office:value-type="string" calcext:value-type="string">
            <text:p></text:p>
          </table:table-cell>
          <table:table-cell office:value-type="string" calcext:value-type="string">
            <text:p>Kittim</text:p>
            <text:p>(edf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  <text:p>(e138)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  <text:p>(e24e)</text:p>
          </table:table-cell>
          <table:table-cell office:value-type="string" calcext:value-type="string">
            <text:p></text:p>
          </table:table-cell>
          <table:table-cell office:value-type="string" calcext:value-type="string">
            <text:p>knock</text:p>
            <text:p>(eb8b)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  <text:p>(e06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  <text:p>(efd8)</text:p>
          </table:table-cell>
          <table:table-cell office:value-type="string" calcext:value-type="string">
            <text:p></text:p>
          </table:table-cell>
          <table:table-cell office:value-type="string" calcext:value-type="string">
            <text:p>Korah</text:p>
            <text:p>(ecf3)</text:p>
          </table:table-cell>
          <table:table-cell office:value-type="string" calcext:value-type="string">
            <text:p></text:p>
          </table:table-cell>
          <table:table-cell office:value-type="string" calcext:value-type="string">
            <text:p>Laban</text:p>
            <text:p>(edfd)</text:p>
          </table:table-cell>
          <table:table-cell office:value-type="string" calcext:value-type="string">
            <text:p></text:p>
          </table:table-cell>
          <table:table-cell office:value-type="string" calcext:value-type="string">
            <text:p>lake</text:p>
            <text:p>(ec6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  <text:p>(ec66)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  <text:p>(e164)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  <text:p>(e281)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  <text:p>(e15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  <text:p>(ea23)</text:p>
          </table:table-cell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  <text:p>(ebf9)</text:p>
          </table:table-cell>
          <table:table-cell office:value-type="string" calcext:value-type="string">
            <text:p></text:p>
          </table:table-cell>
          <table:table-cell office:value-type="string" calcext:value-type="string">
            <text:p>Lasea</text:p>
            <text:p>(ec16)</text:p>
          </table:table-cell>
          <table:table-cell office:value-type="string" calcext:value-type="string">
            <text:p></text:p>
          </table:table-cell>
          <table:table-cell office:value-type="string" calcext:value-type="string">
            <text:p>Lasha</text:p>
            <text:p>(e1c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  <text:p>(e234)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</text:p>
            <text:p>(e225)</text:p>
          </table:table-cell>
          <table:table-cell office:value-type="string" calcext:value-type="string">
            <text:p></text:p>
          </table:table-cell>
          <table:table-cell office:value-type="string" calcext:value-type="string">
            <text:p>Latin</text:p>
            <text:p>(eba8)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  <text:p>(e22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  <text:p>(e22f)</text:p>
          </table:table-cell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  <text:p>(ec67)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  <text:p>(e137)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  <text:p>(e0b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  <text:p>(efd9)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  <text:p>(e175)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  <text:p>(e397)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  <text:p>(e25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  <text:p>(e243)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  <text:p>(e32d)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  <text:p>(e0f4)</text:p>
          </table:table-cell>
          <table:table-cell office:value-type="string" calcext:value-type="string">
            <text:p></text:p>
          </table:table-cell>
          <table:table-cell office:value-type="string" calcext:value-type="string">
            <text:p>leg</text:p>
            <text:p>(ebe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  <text:p>(e366)</text:p>
          </table:table-cell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  <text:p>(e1c1)</text:p>
          </table:table-cell>
          <table:table-cell office:value-type="string" calcext:value-type="string">
            <text:p></text:p>
          </table:table-cell>
          <table:table-cell office:value-type="string" calcext:value-type="string">
            <text:p>length</text:p>
            <text:p>(ecc2)</text:p>
          </table:table-cell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  <text:p>(ecf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  <text:p>(e382)</text:p>
          </table:table-cell>
          <table:table-cell office:value-type="string" calcext:value-type="string">
            <text:p></text:p>
          </table:table-cell>
          <table:table-cell office:value-type="string" calcext:value-type="string">
            <text:p>letter</text:p>
            <text:p>(eb84)</text:p>
          </table:table-cell>
          <table:table-cell office:value-type="string" calcext:value-type="string">
            <text:p></text:p>
          </table:table-cell>
          <table:table-cell office:value-type="string" calcext:value-type="string">
            <text:p>Letush</text:p>
            <text:p>(eee2)</text:p>
          </table:table-cell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  <text:p>(eee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  <text:p>(eb1b)</text:p>
          </table:table-cell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  <text:p>(e35c)</text:p>
          </table:table-cell>
          <table:table-cell office:value-type="string" calcext:value-type="string">
            <text:p></text:p>
          </table:table-cell>
          <table:table-cell office:value-type="string" calcext:value-type="string">
            <text:p>Libia</text:p>
            <text:p>(eb73)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  <text:p>(e08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  <text:p>(e0c2)</text:p>
          </table:table-cell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  <text:p>(ea88)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  <text:p>(ea20)</text:p>
          </table:table-cell>
          <table:table-cell office:value-type="string" calcext:value-type="string">
            <text:p></text:p>
          </table:table-cell>
          <table:table-cell office:value-type="string" calcext:value-type="string">
            <text:p>Linus</text:p>
            <text:p>(ecb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  <text:p>(ecb6)</text:p>
          </table:table-cell>
          <table:table-cell office:value-type="string" calcext:value-type="string">
            <text:p></text:p>
          </table:table-cell>
          <table:table-cell office:value-type="string" calcext:value-type="string">
            <text:p>Lob</text:p>
            <text:p>(e0ee)</text:p>
          </table:table-cell>
          <table:table-cell office:value-type="string" calcext:value-type="string">
            <text:p></text:p>
          </table:table-cell>
          <table:table-cell office:value-type="string" calcext:value-type="string">
            <text:p>locust</text:p>
            <text:p>(ecd4)</text:p>
          </table:table-cell>
          <table:table-cell office:value-type="string" calcext:value-type="string">
            <text:p></text:p>
          </table:table-cell>
          <table:table-cell office:value-type="string" calcext:value-type="string">
            <text:p>Lois</text:p>
            <text:p>(ecb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  <text:p>(ebcd)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  <text:p>(e089)</text:p>
          </table:table-cell>
          <table:table-cell office:value-type="string" calcext:value-type="string">
            <text:p></text:p>
          </table:table-cell>
          <table:table-cell office:value-type="string" calcext:value-type="string">
            <text:p>Lot</text:p>
            <text:p>(ebdc)</text:p>
          </table:table-cell>
          <table:table-cell office:value-type="string" calcext:value-type="string">
            <text:p></text:p>
          </table:table-cell>
          <table:table-cell office:value-type="string" calcext:value-type="string">
            <text:p>Lotan</text:p>
            <text:p>(eff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  <text:p>(ea16)</text:p>
          </table:table-cell>
          <table:table-cell office:value-type="string" calcext:value-type="string">
            <text:p></text:p>
          </table:table-cell>
          <table:table-cell office:value-type="string" calcext:value-type="string">
            <text:p>loud</text:p>
            <text:p>(ebe8)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  <text:p>(e01a)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_adj</text:p>
            <text:p>(e32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  <text:p>(ec93)</text:p>
          </table:table-cell>
          <table:table-cell office:value-type="string" calcext:value-type="string">
            <text:p></text:p>
          </table:table-cell>
          <table:table-cell office:value-type="string" calcext:value-type="string">
            <text:p>Lud</text:p>
            <text:p>(e1c2)</text:p>
          </table:table-cell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  <text:p>(e1ea)</text:p>
          </table:table-cell>
          <table:table-cell office:value-type="string" calcext:value-type="string">
            <text:p></text:p>
          </table:table-cell>
          <table:table-cell office:value-type="string" calcext:value-type="string">
            <text:p>Luke</text:p>
            <text:p>(eb6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  <text:p>(e06d)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lust</text:p>
            <text:p>(e239)</text:p>
          </table:table-cell>
          <table:table-cell office:value-type="string" calcext:value-type="string">
            <text:p></text:p>
          </table:table-cell>
          <table:table-cell office:value-type="string" calcext:value-type="string">
            <text:p>Luz</text:p>
            <text:p>(edfe)</text:p>
          </table:table-cell>
          <table:table-cell office:value-type="string" calcext:value-type="string">
            <text:p></text:p>
          </table:table-cell>
          <table:table-cell office:value-type="string" calcext:value-type="string">
            <text:p>Lycanonia</text:p>
            <text:p>(eb5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  <text:p>(ec13)</text:p>
          </table:table-cell>
          <table:table-cell office:value-type="string" calcext:value-type="string">
            <text:p></text:p>
          </table:table-cell>
          <table:table-cell office:value-type="string" calcext:value-type="string">
            <text:p>Lydda</text:p>
            <text:p>(ec2e)</text:p>
          </table:table-cell>
          <table:table-cell office:value-type="string" calcext:value-type="string">
            <text:p></text:p>
          </table:table-cell>
          <table:table-cell office:value-type="string" calcext:value-type="string">
            <text:p>Lydia</text:p>
            <text:p>(eb50)</text:p>
          </table:table-cell>
          <table:table-cell office:value-type="string" calcext:value-type="string">
            <text:p></text:p>
          </table:table-cell>
          <table:table-cell office:value-type="string" calcext:value-type="string">
            <text:p>Lysanius</text:p>
            <text:p>(ec4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  <text:p>(ec37)</text:p>
          </table:table-cell>
          <table:table-cell office:value-type="string" calcext:value-type="string">
            <text:p></text:p>
          </table:table-cell>
          <table:table-cell office:value-type="string" calcext:value-type="string">
            <text:p>Lystra</text:p>
            <text:p>(eb44)</text:p>
          </table:table-cell>
          <table:table-cell office:value-type="string" calcext:value-type="string">
            <text:p></text:p>
          </table:table-cell>
          <table:table-cell office:value-type="string" calcext:value-type="string">
            <text:p>Maacah</text:p>
            <text:p>(efda)</text:p>
          </table:table-cell>
          <table:table-cell office:value-type="string" calcext:value-type="string">
            <text:p></text:p>
          </table:table-cell>
          <table:table-cell office:value-type="string" calcext:value-type="string">
            <text:p>Maakah_woman</text:p>
            <text:p>(e2d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  <text:p>(ec4b)</text:p>
          </table:table-cell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  <text:p>(ec0d)</text:p>
          </table:table-cell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  <text:p>(e2d1)</text:p>
          </table:table-cell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  <text:p>(e2d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  <text:p>(eee4)</text:p>
          </table:table-cell>
          <table:table-cell office:value-type="string" calcext:value-type="string">
            <text:p></text:p>
          </table:table-cell>
          <table:table-cell office:value-type="string" calcext:value-type="string">
            <text:p>Madai</text:p>
            <text:p>(edff)</text:p>
          </table:table-cell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  <text:p>(ea30)</text:p>
          </table:table-cell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  <text:p>(eff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  <text:p>(ec8a)</text:p>
          </table:table-cell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  <text:p>(ecf9)</text:p>
          </table:table-cell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  <text:p>(eea1)</text:p>
          </table:table-cell>
          <table:table-cell office:value-type="string" calcext:value-type="string">
            <text:p></text:p>
          </table:table-cell>
          <table:table-cell office:value-type="string" calcext:value-type="string">
            <text:p>Mahalaleel</text:p>
            <text:p>(ec6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  <text:p>(eea2)</text:p>
          </table:table-cell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  <text:p>(efdb)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  <text:p>(e076)</text:p>
          </table:table-cell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  <text:p>(ebb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  <text:p>(efcf)</text:p>
          </table:table-cell>
          <table:table-cell office:value-type="string" calcext:value-type="string">
            <text:p></text:p>
          </table:table-cell>
          <table:table-cell office:value-type="string" calcext:value-type="string">
            <text:p>Malta</text:p>
            <text:p>(ec19)</text:p>
          </table:table-cell>
          <table:table-cell office:value-type="string" calcext:value-type="string">
            <text:p></text:p>
          </table:table-cell>
          <table:table-cell office:value-type="string" calcext:value-type="string">
            <text:p>Mamre</text:p>
            <text:p>(eea3)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  <text:p>(e0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  <text:p>(eb40)</text:p>
          </table:table-cell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  <text:p>(e1c3)</text:p>
          </table:table-cell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  <text:p>(ea63)</text:p>
          </table:table-cell>
          <table:table-cell office:value-type="string" calcext:value-type="string">
            <text:p></text:p>
          </table:table-cell>
          <table:table-cell office:value-type="string" calcext:value-type="string">
            <text:p>manna</text:p>
            <text:p>(eba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  <text:p>(e198)</text:p>
          </table:table-cell>
          <table:table-cell office:value-type="string" calcext:value-type="string">
            <text:p></text:p>
          </table:table-cell>
          <table:table-cell office:value-type="string" calcext:value-type="string">
            <text:p>Mark</text:p>
            <text:p>(e371)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  <text:p>(e02e)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age</text:p>
            <text:p>(e01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  <text:p>(ec69)</text:p>
          </table:table-cell>
          <table:table-cell office:value-type="string" calcext:value-type="string">
            <text:p></text:p>
          </table:table-cell>
          <table:table-cell office:value-type="string" calcext:value-type="string">
            <text:p>Mary</text:p>
            <text:p>(e354)</text:p>
          </table:table-cell>
          <table:table-cell office:value-type="string" calcext:value-type="string">
            <text:p></text:p>
          </table:table-cell>
          <table:table-cell office:value-type="string" calcext:value-type="string">
            <text:p>Mary_Magdalene</text:p>
            <text:p>(e355)</text:p>
          </table:table-cell>
          <table:table-cell office:value-type="string" calcext:value-type="string">
            <text:p></text:p>
          </table:table-cell>
          <table:table-cell office:value-type="string" calcext:value-type="string">
            <text:p>Masrekah</text:p>
            <text:p>(eff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  <text:p>(eee5)</text:p>
          </table:table-cell>
          <table:table-cell office:value-type="string" calcext:value-type="string">
            <text:p></text:p>
          </table:table-cell>
          <table:table-cell office:value-type="string" calcext:value-type="string">
            <text:p>Matred</text:p>
            <text:p>(effe)</text:p>
          </table:table-cell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  <text:p>(ec9c)</text:p>
          </table:table-cell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  <text:p>(ea7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  <text:p>(ed12)</text:p>
          </table:table-cell>
          <table:table-cell office:value-type="string" calcext:value-type="string">
            <text:p></text:p>
          </table:table-cell>
          <table:table-cell office:value-type="string" calcext:value-type="string">
            <text:p>Matthathia</text:p>
            <text:p>(ec9d)</text:p>
          </table:table-cell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  <text:p>(eb04)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  <text:p>(e23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  <text:p>(e166)</text:p>
          </table:table-cell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  <text:p>(efff)</text:p>
          </table:table-cell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  <text:p>(ecfa)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  <text:p>(e30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  <text:p>(eee7)</text:p>
          </table:table-cell>
          <table:table-cell office:value-type="string" calcext:value-type="string">
            <text:p></text:p>
          </table:table-cell>
          <table:table-cell office:value-type="string" calcext:value-type="string">
            <text:p>Media</text:p>
            <text:p>(eb70)</text:p>
          </table:table-cell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  <text:p>(ecfb)</text:p>
          </table:table-cell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  <text:p>(eff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  <text:p>(eea4)</text:p>
          </table:table-cell>
          <table:table-cell office:value-type="string" calcext:value-type="string">
            <text:p></text:p>
          </table:table-cell>
          <table:table-cell office:value-type="string" calcext:value-type="string">
            <text:p>Melchi</text:p>
            <text:p>(ec45)</text:p>
          </table:table-cell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  <text:p>(ed05)</text:p>
          </table:table-cell>
          <table:table-cell office:value-type="string" calcext:value-type="string">
            <text:p></text:p>
          </table:table-cell>
          <table:table-cell office:value-type="string" calcext:value-type="string">
            <text:p>Melea</text:p>
            <text:p>(ec6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  <text:p>(e174)</text:p>
          </table:table-cell>
          <table:table-cell office:value-type="string" calcext:value-type="string">
            <text:p></text:p>
          </table:table-cell>
          <table:table-cell office:value-type="string" calcext:value-type="string">
            <text:p>Menna</text:p>
            <text:p>(ec6b)</text:p>
          </table:table-cell>
          <table:table-cell office:value-type="string" calcext:value-type="string">
            <text:p></text:p>
          </table:table-cell>
          <table:table-cell office:value-type="string" calcext:value-type="string">
            <text:p>Merari</text:p>
            <text:p>(efdc)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  <text:p>(e01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</text:p>
            <text:p>(eea5)</text:p>
          </table:table-cell>
          <table:table-cell office:value-type="string" calcext:value-type="string">
            <text:p></text:p>
          </table:table-cell>
          <table:table-cell office:value-type="string" calcext:value-type="string">
            <text:p>Meshack</text:p>
            <text:p>(eea6)</text:p>
          </table:table-cell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  <text:p>(eb72)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  <text:p>(e13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  <text:p>(eb28)</text:p>
          </table:table-cell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  <text:p>(ec6c)</text:p>
          </table:table-cell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  <text:p>(eea7)</text:p>
          </table:table-cell>
          <table:table-cell office:value-type="string" calcext:value-type="string">
            <text:p></text:p>
          </table:table-cell>
          <table:table-cell office:value-type="string" calcext:value-type="string">
            <text:p>Mibsam</text:p>
            <text:p>(eee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  <text:p>(e1c5)</text:p>
          </table:table-cell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  <text:p>(ece1)</text:p>
          </table:table-cell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  <text:p>(eb0f)</text:p>
          </table:table-cell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  <text:p>(e1e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  <text:p>(eb23)</text:p>
          </table:table-cell>
          <table:table-cell office:value-type="string" calcext:value-type="string">
            <text:p></text:p>
          </table:table-cell>
          <table:table-cell office:value-type="string" calcext:value-type="string">
            <text:p>milk</text:p>
            <text:p>(eca3)</text:p>
          </table:table-cell>
          <table:table-cell office:value-type="string" calcext:value-type="string">
            <text:p></text:p>
          </table:table-cell>
          <table:table-cell office:value-type="string" calcext:value-type="string">
            <text:p>Milkah</text:p>
            <text:p>(eee8)</text:p>
          </table:table-cell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  <text:p>(ecd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  <text:p>(e06c)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  <text:p>(e095)</text:p>
          </table:table-cell>
          <table:table-cell office:value-type="string" calcext:value-type="string">
            <text:p></text:p>
          </table:table-cell>
          <table:table-cell office:value-type="string" calcext:value-type="string">
            <text:p>Miriam</text:p>
            <text:p>(e385)</text:p>
          </table:table-cell>
          <table:table-cell office:value-type="string" calcext:value-type="string">
            <text:p></text:p>
          </table:table-cell>
          <table:table-cell office:value-type="string" calcext:value-type="string">
            <text:p>mirror</text:p>
            <text:p>(ebe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  <text:p>(e1c6)</text:p>
          </table:table-cell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  <text:p>(eb21)</text:p>
          </table:table-cell>
          <table:table-cell office:value-type="string" calcext:value-type="string">
            <text:p></text:p>
          </table:table-cell>
          <table:table-cell office:value-type="string" calcext:value-type="string">
            <text:p>Mizpah</text:p>
            <text:p>(e2cf)</text:p>
          </table:table-cell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  <text:p>(eea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  <text:p>(e1c7)</text:p>
          </table:table-cell>
          <table:table-cell office:value-type="string" calcext:value-type="string">
            <text:p></text:p>
          </table:table-cell>
          <table:table-cell office:value-type="string" calcext:value-type="string">
            <text:p>Mnason</text:p>
            <text:p>(eb26)</text:p>
          </table:table-cell>
          <table:table-cell office:value-type="string" calcext:value-type="string">
            <text:p></text:p>
          </table:table-cell>
          <table:table-cell office:value-type="string" calcext:value-type="string">
            <text:p>Moab</text:p>
            <text:p>(eea9)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  <text:p>(ea1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  <text:p>(ec26)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  <text:p>(e029)</text:p>
          </table:table-cell>
          <table:table-cell office:value-type="string" calcext:value-type="string">
            <text:p></text:p>
          </table:table-cell>
          <table:table-cell office:value-type="string" calcext:value-type="string">
            <text:p>month</text:p>
            <text:p>(e34c)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  <text:p>(e27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  <text:p>(e199)</text:p>
          </table:table-cell>
          <table:table-cell office:value-type="string" calcext:value-type="string">
            <text:p></text:p>
          </table:table-cell>
          <table:table-cell office:value-type="string" calcext:value-type="string">
            <text:p>Moreh</text:p>
            <text:p>(eeaa)</text:p>
          </table:table-cell>
          <table:table-cell office:value-type="string" calcext:value-type="string">
            <text:p></text:p>
          </table:table-cell>
          <table:table-cell office:value-type="string" calcext:value-type="string">
            <text:p>Moriah</text:p>
            <text:p>(efdd)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  <text:p>(e16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  <text:p>(e35b)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  <text:p>(e229)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  <text:p>(e00b)</text:p>
          </table:table-cell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  <text:p>(e35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  <text:p>(eb5c)</text:p>
          </table:table-cell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  <text:p>(ecf5)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  <text:p>(e306)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  <text:p>(e03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  <text:p>(e32f)</text:p>
          </table:table-cell>
          <table:table-cell office:value-type="string" calcext:value-type="string">
            <text:p></text:p>
          </table:table-cell>
          <table:table-cell office:value-type="string" calcext:value-type="string">
            <text:p>Muppim</text:p>
            <text:p>(efde)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  <text:p>(ea10)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  <text:p>(e03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  <text:p>(e050)</text:p>
          </table:table-cell>
          <table:table-cell office:value-type="string" calcext:value-type="string">
            <text:p></text:p>
          </table:table-cell>
          <table:table-cell office:value-type="string" calcext:value-type="string">
            <text:p>Myra</text:p>
            <text:p>(ec28)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  <text:p>(e245)</text:p>
          </table:table-cell>
          <table:table-cell office:value-type="string" calcext:value-type="string">
            <text:p></text:p>
          </table:table-cell>
          <table:table-cell office:value-type="string" calcext:value-type="string">
            <text:p>Mysia</text:p>
            <text:p>(eb4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  <text:p>(e18b)</text:p>
          </table:table-cell>
          <table:table-cell office:value-type="string" calcext:value-type="string">
            <text:p></text:p>
          </table:table-cell>
          <table:table-cell office:value-type="string" calcext:value-type="string">
            <text:p>Naamah</text:p>
            <text:p>(eeab)</text:p>
          </table:table-cell>
          <table:table-cell office:value-type="string" calcext:value-type="string">
            <text:p></text:p>
          </table:table-cell>
          <table:table-cell office:value-type="string" calcext:value-type="string">
            <text:p>Naaman</text:p>
            <text:p>(ec6d)</text:p>
          </table:table-cell>
          <table:table-cell office:value-type="string" calcext:value-type="string">
            <text:p></text:p>
          </table:table-cell>
          <table:table-cell office:value-type="string" calcext:value-type="string">
            <text:p>Naggai</text:p>
            <text:p>(ec4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  <text:p>(e1c8)</text:p>
          </table:table-cell>
          <table:table-cell office:value-type="string" calcext:value-type="string">
            <text:p></text:p>
          </table:table-cell>
          <table:table-cell office:value-type="string" calcext:value-type="string">
            <text:p>Nahor</text:p>
            <text:p>(ec6e)</text:p>
          </table:table-cell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  <text:p>(ea52)</text:p>
          </table:table-cell>
          <table:table-cell office:value-type="string" calcext:value-type="string">
            <text:p></text:p>
          </table:table-cell>
          <table:table-cell office:value-type="string" calcext:value-type="string">
            <text:p>Nahum</text:p>
            <text:p>(ec4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  <text:p>(ebaa)</text:p>
          </table:table-cell>
          <table:table-cell office:value-type="string" calcext:value-type="string">
            <text:p></text:p>
          </table:table-cell>
          <table:table-cell office:value-type="string" calcext:value-type="string">
            <text:p>Nain</text:p>
            <text:p>(ea48)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  <text:p>(e04f)</text:p>
          </table:table-cell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  <text:p>(eee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  <text:p>(ea40)</text:p>
          </table:table-cell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  <text:p>(eeac)</text:p>
          </table:table-cell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  <text:p>(ebc9)</text:p>
          </table:table-cell>
          <table:table-cell office:value-type="string" calcext:value-type="string">
            <text:p></text:p>
          </table:table-cell>
          <table:table-cell office:value-type="string" calcext:value-type="string">
            <text:p>Nathan</text:p>
            <text:p>(ec6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  <text:p>(e34e)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  <text:p>(e300)</text:p>
          </table:table-cell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  <text:p>(eead)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  <text:p>(e0d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  <text:p>(e07f)</text:p>
          </table:table-cell>
          <table:table-cell office:value-type="string" calcext:value-type="string">
            <text:p></text:p>
          </table:table-cell>
          <table:table-cell office:value-type="string" calcext:value-type="string">
            <text:p>needle</text:p>
            <text:p>(e078)</text:p>
          </table:table-cell>
          <table:table-cell office:value-type="string" calcext:value-type="string">
            <text:p></text:p>
          </table:table-cell>
          <table:table-cell office:value-type="string" calcext:value-type="string">
            <text:p>Negev</text:p>
            <text:p>(eeae)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  <text:p>(e17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  <text:p>(eb4e)</text:p>
          </table:table-cell>
          <table:table-cell office:value-type="string" calcext:value-type="string">
            <text:p></text:p>
          </table:table-cell>
          <table:table-cell office:value-type="string" calcext:value-type="string">
            <text:p>Nereus</text:p>
            <text:p>(ebca)</text:p>
          </table:table-cell>
          <table:table-cell office:value-type="string" calcext:value-type="string">
            <text:p></text:p>
          </table:table-cell>
          <table:table-cell office:value-type="string" calcext:value-type="string">
            <text:p>Neri</text:p>
            <text:p>(ec70)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  <text:p>(e30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  <text:p>(e308)</text:p>
          </table:table-cell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  <text:p>(eb55)</text:p>
          </table:table-cell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  <text:p>(ebab)</text:p>
          </table:table-cell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  <text:p>(eb5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  <text:p>(ed08)</text:p>
          </table:table-cell>
          <table:table-cell office:value-type="string" calcext:value-type="string">
            <text:p></text:p>
          </table:table-cell>
          <table:table-cell office:value-type="string" calcext:value-type="string">
            <text:p>Nile</text:p>
            <text:p>(efdf)</text:p>
          </table:table-cell>
          <table:table-cell office:value-type="string" calcext:value-type="string">
            <text:p></text:p>
          </table:table-cell>
          <table:table-cell office:value-type="string" calcext:value-type="string">
            <text:p>Nimrod</text:p>
            <text:p>(eeaf)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  <text:p>(e29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ah</text:p>
            <text:p>(e0c6)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  <text:p>(e17c)</text:p>
          </table:table-cell>
          <table:table-cell office:value-type="string" calcext:value-type="string">
            <text:p></text:p>
          </table:table-cell>
          <table:table-cell office:value-type="string" calcext:value-type="string">
            <text:p>Noah</text:p>
            <text:p>(ea43)</text:p>
          </table:table-cell>
          <table:table-cell office:value-type="string" calcext:value-type="string">
            <text:p></text:p>
          </table:table-cell>
          <table:table-cell office:value-type="string" calcext:value-type="string">
            <text:p>Nod</text:p>
            <text:p>(eeb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  <text:p>(ea74)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  <text:p>(e309)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  <text:p>(e215)</text:p>
          </table:table-cell>
          <table:table-cell office:value-type="string" calcext:value-type="string">
            <text:p></text:p>
          </table:table-cell>
          <table:table-cell office:value-type="string" calcext:value-type="string">
            <text:p>NT_Jacob</text:p>
            <text:p>(ea7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NT_Joseph</text:p>
            <text:p>(ea73)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  <text:p>(e0b7)</text:p>
          </table:table-cell>
          <table:table-cell office:value-type="string" calcext:value-type="string">
            <text:p></text:p>
          </table:table-cell>
          <table:table-cell office:value-type="string" calcext:value-type="string">
            <text:p>Nympha</text:p>
            <text:p>(ecea)</text:p>
          </table:table-cell>
          <table:table-cell office:value-type="string" calcext:value-type="string">
            <text:p></text:p>
          </table:table-cell>
          <table:table-cell office:value-type="string" calcext:value-type="string">
            <text:p>Obal</text:p>
            <text:p>(eeb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  <text:p>(ea56)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  <text:p>(e04e)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  <text:p>(e14d)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  <text:p>(e03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  <text:p>(efe1)</text:p>
          </table:table-cell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  <text:p>(e0ac)</text:p>
          </table:table-cell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  <text:p>(efe0)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  <text:p>(e03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  <text:p>(e189)</text:p>
          </table:table-cell>
          <table:table-cell office:value-type="string" calcext:value-type="string">
            <text:p></text:p>
          </table:table-cell>
          <table:table-cell office:value-type="string" calcext:value-type="string">
            <text:p>olive</text:p>
            <text:p>(eda1)</text:p>
          </table:table-cell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  <text:p>(ebcb)</text:p>
          </table:table-cell>
          <table:table-cell office:value-type="string" calcext:value-type="string">
            <text:p></text:p>
          </table:table-cell>
          <table:table-cell office:value-type="string" calcext:value-type="string">
            <text:p>Omar</text:p>
            <text:p>(e1c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  <text:p>(e113)</text:p>
          </table:table-cell>
          <table:table-cell office:value-type="string" calcext:value-type="string">
            <text:p></text:p>
          </table:table-cell>
          <table:table-cell office:value-type="string" calcext:value-type="string">
            <text:p>On</text:p>
            <text:p>(efe2)</text:p>
          </table:table-cell>
          <table:table-cell office:value-type="string" calcext:value-type="string">
            <text:p></text:p>
          </table:table-cell>
          <table:table-cell office:value-type="string" calcext:value-type="string">
            <text:p>Onam</text:p>
            <text:p>(e1ca)</text:p>
          </table:table-cell>
          <table:table-cell office:value-type="string" calcext:value-type="string">
            <text:p></text:p>
          </table:table-cell>
          <table:table-cell office:value-type="string" calcext:value-type="string">
            <text:p>Onan</text:p>
            <text:p>(e1c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  <text:p>(e28c)</text:p>
          </table:table-cell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  <text:p>(ecb8)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  <text:p>(e18a)</text:p>
          </table:table-cell>
          <table:table-cell office:value-type="string" calcext:value-type="string">
            <text:p></text:p>
          </table:table-cell>
          <table:table-cell office:value-type="string" calcext:value-type="string">
            <text:p>Ophir</text:p>
            <text:p>(eeb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  <text:p>(e106)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  <text:p>(e184)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  <text:p>(e241)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  <text:p>(ea4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  <text:p>(eced)</text:p>
          </table:table-cell>
          <table:table-cell office:value-type="string" calcext:value-type="string">
            <text:p></text:p>
          </table:table-cell>
          <table:table-cell office:value-type="string" calcext:value-type="string">
            <text:p>ox</text:p>
            <text:p>(ea85)</text:p>
          </table:table-cell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  <text:p>(eeea)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  <text:p>(e24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  <text:p>(e1cc)</text:p>
          </table:table-cell>
          <table:table-cell office:value-type="string" calcext:value-type="string">
            <text:p></text:p>
          </table:table-cell>
          <table:table-cell office:value-type="string" calcext:value-type="string">
            <text:p>Pamphilia</text:p>
            <text:p>(eb6e)</text:p>
          </table:table-cell>
          <table:table-cell office:value-type="string" calcext:value-type="string">
            <text:p></text:p>
          </table:table-cell>
          <table:table-cell office:value-type="string" calcext:value-type="string">
            <text:p>Paphos</text:p>
            <text:p>(eb9f)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  <text:p>(e13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  <text:p>(eeeb)</text:p>
          </table:table-cell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  <text:p>(eb57)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</text:p>
            <text:p>(e29b)</text:p>
          </table:table-cell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  <text:p>(eb0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  <text:p>(ebac)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  <text:p>(e20d)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  <text:p>(e16d)</text:p>
          </table:table-cell>
          <table:table-cell office:value-type="string" calcext:value-type="string">
            <text:p></text:p>
          </table:table-cell>
          <table:table-cell office:value-type="string" calcext:value-type="string">
            <text:p>pastor</text:p>
            <text:p>(ecc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  <text:p>(ec23)</text:p>
          </table:table-cell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  <text:p>(eeb4)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  <text:p>(e16f)</text:p>
          </table:table-cell>
          <table:table-cell office:value-type="string" calcext:value-type="string">
            <text:p></text:p>
          </table:table-cell>
          <table:table-cell office:value-type="string" calcext:value-type="string">
            <text:p>Patmos</text:p>
            <text:p>(ebf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  <text:p>(ebcc)</text:p>
          </table:table-cell>
          <table:table-cell office:value-type="string" calcext:value-type="string">
            <text:p></text:p>
          </table:table-cell>
          <table:table-cell office:value-type="string" calcext:value-type="string">
            <text:p>Pau</text:p>
            <text:p>(efd0)</text:p>
          </table:table-cell>
          <table:table-cell office:value-type="string" calcext:value-type="string">
            <text:p></text:p>
          </table:table-cell>
          <table:table-cell office:value-type="string" calcext:value-type="string">
            <text:p>Paul</text:p>
            <text:p>(e377)</text:p>
          </table:table-cell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  <text:p>(eba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  <text:p>(e123)</text:p>
          </table:table-cell>
          <table:table-cell office:value-type="string" calcext:value-type="string">
            <text:p></text:p>
          </table:table-cell>
          <table:table-cell office:value-type="string" calcext:value-type="string">
            <text:p>Peleg</text:p>
            <text:p>(ec71)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  <text:p>(e29c)</text:p>
          </table:table-cell>
          <table:table-cell office:value-type="string" calcext:value-type="string">
            <text:p></text:p>
          </table:table-cell>
          <table:table-cell office:value-type="string" calcext:value-type="string">
            <text:p>Peniel</text:p>
            <text:p>(efe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  <text:p>(ec81)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  <text:p>(e127)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  <text:p>(e06a)</text:p>
          </table:table-cell>
          <table:table-cell office:value-type="string" calcext:value-type="string">
            <text:p></text:p>
          </table:table-cell>
          <table:table-cell office:value-type="string" calcext:value-type="string">
            <text:p>Perez</text:p>
            <text:p>(ea4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  <text:p>(e097)</text:p>
          </table:table-cell>
          <table:table-cell office:value-type="string" calcext:value-type="string">
            <text:p></text:p>
          </table:table-cell>
          <table:table-cell office:value-type="string" calcext:value-type="string">
            <text:p>Perga</text:p>
            <text:p>(eb47)</text:p>
          </table:table-cell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  <text:p>(ebf6)</text:p>
          </table:table-cell>
          <table:table-cell office:value-type="string" calcext:value-type="string">
            <text:p></text:p>
          </table:table-cell>
          <table:table-cell office:value-type="string" calcext:value-type="string">
            <text:p>period</text:p>
            <text:p>(e37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  <text:p>(eeb5)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  <text:p>(e03e)</text:p>
          </table:table-cell>
          <table:table-cell office:value-type="string" calcext:value-type="string">
            <text:p></text:p>
          </table:table-cell>
          <table:table-cell office:value-type="string" calcext:value-type="string">
            <text:p>Persis</text:p>
            <text:p>(ebce)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  <text:p>(e11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  <text:p>(ec3c)</text:p>
          </table:table-cell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  <text:p>(ec94)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  <text:p>(e383)</text:p>
          </table:table-cell>
          <table:table-cell office:value-type="string" calcext:value-type="string">
            <text:p></text:p>
          </table:table-cell>
          <table:table-cell office:value-type="string" calcext:value-type="string">
            <text:p>Phicol</text:p>
            <text:p>(eeb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  <text:p>(ecf2)</text:p>
          </table:table-cell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  <text:p>(ecac)</text:p>
          </table:table-cell>
          <table:table-cell office:value-type="string" calcext:value-type="string">
            <text:p></text:p>
          </table:table-cell>
          <table:table-cell office:value-type="string" calcext:value-type="string">
            <text:p>Philidelphia</text:p>
            <text:p>(ebf8)</text:p>
          </table:table-cell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  <text:p>(e34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  <text:p>(eeb7)</text:p>
          </table:table-cell>
          <table:table-cell office:value-type="string" calcext:value-type="string">
            <text:p></text:p>
          </table:table-cell>
          <table:table-cell office:value-type="string" calcext:value-type="string">
            <text:p>Phillip</text:p>
            <text:p>(e361)</text:p>
          </table:table-cell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  <text:p>(ebcf)</text:p>
          </table:table-cell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  <text:p>(ec0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  <text:p>(ebd1)</text:p>
          </table:table-cell>
          <table:table-cell office:value-type="string" calcext:value-type="string">
            <text:p></text:p>
          </table:table-cell>
          <table:table-cell office:value-type="string" calcext:value-type="string">
            <text:p>Phoebe</text:p>
            <text:p>(ebd2)</text:p>
          </table:table-cell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  <text:p>(ec29)</text:p>
          </table:table-cell>
          <table:table-cell office:value-type="string" calcext:value-type="string">
            <text:p></text:p>
          </table:table-cell>
          <table:table-cell office:value-type="string" calcext:value-type="string">
            <text:p>Phonecia</text:p>
            <text:p>(e34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  <text:p>(eb76)</text:p>
          </table:table-cell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  <text:p>(ecb9)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  <text:p>(e30a)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  <text:p>(e0b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  <text:p>(e36f)</text:p>
          </table:table-cell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  <text:p>(efe3)</text:p>
          </table:table-cell>
          <table:table-cell office:value-type="string" calcext:value-type="string">
            <text:p></text:p>
          </table:table-cell>
          <table:table-cell office:value-type="string" calcext:value-type="string">
            <text:p>pillar</text:p>
            <text:p>(eca8)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  <text:p>(e26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  <text:p>(efc0)</text:p>
          </table:table-cell>
          <table:table-cell office:value-type="string" calcext:value-type="string">
            <text:p></text:p>
          </table:table-cell>
          <table:table-cell office:value-type="string" calcext:value-type="string">
            <text:p>Pishon</text:p>
            <text:p>(eeb8)</text:p>
          </table:table-cell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  <text:p>(eb97)</text:p>
          </table:table-cell>
          <table:table-cell office:value-type="string" calcext:value-type="string">
            <text:p></text:p>
          </table:table-cell>
          <table:table-cell office:value-type="string" calcext:value-type="string">
            <text:p>pitch</text:p>
            <text:p>(eeb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  <text:p>(e06b)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  <text:p>(e386)</text:p>
          </table:table-cell>
          <table:table-cell office:value-type="string" calcext:value-type="string">
            <text:p></text:p>
          </table:table-cell>
          <table:table-cell office:value-type="string" calcext:value-type="string">
            <text:p>plow</text:p>
            <text:p>(ec72)</text:p>
          </table:table-cell>
          <table:table-cell office:value-type="string" calcext:value-type="string">
            <text:p></text:p>
          </table:table-cell>
          <table:table-cell office:value-type="string" calcext:value-type="string">
            <text:p>pn</text:p>
            <text:p>(ed1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  <text:p>(eb75)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  <text:p>(ea3a)</text:p>
          </table:table-cell>
          <table:table-cell office:value-type="string" calcext:value-type="string">
            <text:p></text:p>
          </table:table-cell>
          <table:table-cell office:value-type="string" calcext:value-type="string">
            <text:p>porch</text:p>
            <text:p>(eb5e)</text:p>
          </table:table-cell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  <text:p>(ec3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sesive</text:p>
            <text:p>(e390)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  <text:p>(e098)</text:p>
          </table:table-cell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  <text:p>(eeec)</text:p>
          </table:table-cell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  <text:p>(e1c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  <text:p>(e0d6)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  <text:p>(e124)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  <text:p>(e04b)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  <text:p>(e05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  <text:p>(e04d)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  <text:p>(e134)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  <text:p>(ea37)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  <text:p>(e0a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  <text:p>(e091)</text:p>
          </table:table-cell>
          <table:table-cell office:value-type="string" calcext:value-type="string">
            <text:p></text:p>
          </table:table-cell>
          <table:table-cell office:value-type="string" calcext:value-type="string">
            <text:p>press</text:p>
            <text:p>(e228)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  <text:p>(e094)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  <text:p>(e03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  <text:p>(eb61)</text:p>
          </table:table-cell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  <text:p>(ebe7)</text:p>
          </table:table-cell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  <text:p>(eb18)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</text:p>
            <text:p>(e17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  <text:p>(e145)</text:p>
          </table:table-cell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  <text:p>(eb53)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  <text:p>(e035)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  <text:p>(e37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  <text:p>(e23b)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  <text:p>(e135)</text:p>
          </table:table-cell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  <text:p>(ecfc)</text:p>
          </table:table-cell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  <text:p>(ec7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  <text:p>(ec08)</text:p>
          </table:table-cell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  <text:p>(e1d3)</text:p>
          </table:table-cell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  <text:p>(e0dc)</text:p>
          </table:table-cell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  <text:p>(ec1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  <text:p>(ecba)</text:p>
          </table:table-cell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  <text:p>(e1d0)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  <text:p>(e286)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  <text:p>(e07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  <text:p>(eeba)</text:p>
          </table:table-cell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  <text:p>(ec1e)</text:p>
          </table:table-cell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  <text:p>(eb1c)</text:p>
          </table:table-cell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  <text:p>(ebd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  <text:p>(eb15)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  <text:p>(e061)</text:p>
          </table:table-cell>
          <table:table-cell office:value-type="string" calcext:value-type="string">
            <text:p></text:p>
          </table:table-cell>
          <table:table-cell office:value-type="string" calcext:value-type="string">
            <text:p>questionmark</text:p>
            <text:p>(e316)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  <text:p>(e18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  <text:p>(ec3b)</text:p>
          </table:table-cell>
          <table:table-cell office:value-type="string" calcext:value-type="string">
            <text:p></text:p>
          </table:table-cell>
          <table:table-cell office:value-type="string" calcext:value-type="string">
            <text:p>Raamah</text:p>
            <text:p>(eebb)</text:p>
          </table:table-cell>
          <table:table-cell office:value-type="string" calcext:value-type="string">
            <text:p></text:p>
          </table:table-cell>
          <table:table-cell office:value-type="string" calcext:value-type="string">
            <text:p>Rachel</text:p>
            <text:p>(ea41)</text:p>
          </table:table-cell>
          <table:table-cell office:value-type="string" calcext:value-type="string">
            <text:p></text:p>
          </table:table-cell>
          <table:table-cell office:value-type="string" calcext:value-type="string">
            <text:p>Rahab</text:p>
            <text:p>(ea5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  <text:p>(ea3e)</text:p>
          </table:table-cell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  <text:p>(ecdc)</text:p>
          </table:table-cell>
          <table:table-cell office:value-type="string" calcext:value-type="string">
            <text:p></text:p>
          </table:table-cell>
          <table:table-cell office:value-type="string" calcext:value-type="string">
            <text:p>Ram</text:p>
            <text:p>(ea50)</text:p>
          </table:table-cell>
          <table:table-cell office:value-type="string" calcext:value-type="string">
            <text:p></text:p>
          </table:table-cell>
          <table:table-cell office:value-type="string" calcext:value-type="string">
            <text:p>Ramah</text:p>
            <text:p>(ea4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  <text:p>(efb4)</text:p>
          </table:table-cell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  <text:p>(ebd4)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  <text:p>(e060)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  <text:p>(e1a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  <text:p>(ebc0)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  <text:p>(e026)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  <text:p>(e287)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  <text:p>(e02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  <text:p>(ea26)</text:p>
          </table:table-cell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  <text:p>(ea5a)</text:p>
          </table:table-cell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  <text:p>(eebc)</text:p>
          </table:table-cell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  <text:p>(ec3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  <text:p>(e0d8)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  <text:p>(e049)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  <text:p>(e320)</text:p>
          </table:table-cell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  <text:p>(eeb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  <text:p>(eebe)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  <text:p>(e237)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  <text:p>(e329)</text:p>
          </table:table-cell>
          <table:table-cell office:value-type="string" calcext:value-type="string">
            <text:p></text:p>
          </table:table-cell>
          <table:table-cell office:value-type="string" calcext:value-type="string">
            <text:p>Reu</text:p>
            <text:p>(ec7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  <text:p>(ecc0)</text:p>
          </table:table-cell>
          <table:table-cell office:value-type="string" calcext:value-type="string">
            <text:p></text:p>
          </table:table-cell>
          <table:table-cell office:value-type="string" calcext:value-type="string">
            <text:p>Reuel</text:p>
            <text:p>(e1ce)</text:p>
          </table:table-cell>
          <table:table-cell office:value-type="string" calcext:value-type="string">
            <text:p></text:p>
          </table:table-cell>
          <table:table-cell office:value-type="string" calcext:value-type="string">
            <text:p>Reumah</text:p>
            <text:p>(efc4)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  <text:p>(e02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  <text:p>(ec1d)</text:p>
          </table:table-cell>
          <table:table-cell office:value-type="string" calcext:value-type="string">
            <text:p></text:p>
          </table:table-cell>
          <table:table-cell office:value-type="string" calcext:value-type="string">
            <text:p>Rhesa</text:p>
            <text:p>(ec75)</text:p>
          </table:table-cell>
          <table:table-cell office:value-type="string" calcext:value-type="string">
            <text:p></text:p>
          </table:table-cell>
          <table:table-cell office:value-type="string" calcext:value-type="string">
            <text:p>Rhoda</text:p>
            <text:p>(eb92)</text:p>
          </table:table-cell>
          <table:table-cell office:value-type="string" calcext:value-type="string">
            <text:p></text:p>
          </table:table-cell>
          <table:table-cell office:value-type="string" calcext:value-type="string">
            <text:p>Rhodes</text:p>
            <text:p>(eb2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  <text:p>(eebf)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  <text:p>(e0f3)</text:p>
          </table:table-cell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  <text:p>(ed10)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  <text:p>(e09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  <text:p>(ebdf)</text:p>
          </table:table-cell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  <text:p>(eec1)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  <text:p>(e30b)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  <text:p>(e23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  <text:p>(e0e9)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  <text:p>(e26a)</text:p>
          </table:table-cell>
          <table:table-cell office:value-type="string" calcext:value-type="string">
            <text:p></text:p>
          </table:table-cell>
          <table:table-cell office:value-type="string" calcext:value-type="string">
            <text:p>Rome</text:p>
            <text:p>(eb16)</text:p>
          </table:table-cell>
          <table:table-cell office:value-type="string" calcext:value-type="string">
            <text:p></text:p>
          </table:table-cell>
          <table:table-cell office:value-type="string" calcext:value-type="string">
            <text:p>room</text:p>
            <text:p>(eb0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  <text:p>(e25d)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  <text:p>(e15c)</text:p>
          </table:table-cell>
          <table:table-cell office:value-type="string" calcext:value-type="string">
            <text:p></text:p>
          </table:table-cell>
          <table:table-cell office:value-type="string" calcext:value-type="string">
            <text:p>Rosh</text:p>
            <text:p>(e1d2)</text:p>
          </table:table-cell>
          <table:table-cell office:value-type="string" calcext:value-type="string">
            <text:p></text:p>
          </table:table-cell>
          <table:table-cell office:value-type="string" calcext:value-type="string">
            <text:p>rough</text:p>
            <text:p>(ec9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  <text:p>(e36e)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  <text:p>(e258)</text:p>
          </table:table-cell>
          <table:table-cell office:value-type="string" calcext:value-type="string">
            <text:p></text:p>
          </table:table-cell>
          <table:table-cell office:value-type="string" calcext:value-type="string">
            <text:p>Ruth</text:p>
            <text:p>(ea57)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  <text:p>(e16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  <text:p>(eec2)</text:p>
          </table:table-cell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  <text:p>(eec3)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  <text:p>(e0b5)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  <text:p>(e20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  <text:p>(ea03)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  <text:p>(e267)</text:p>
          </table:table-cell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  <text:p>(ebe1)</text:p>
          </table:table-cell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  <text:p>(ec7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  <text:p>(ebae)</text:p>
          </table:table-cell>
          <table:table-cell office:value-type="string" calcext:value-type="string">
            <text:p></text:p>
          </table:table-cell>
          <table:table-cell office:value-type="string" calcext:value-type="string">
            <text:p>Salmon</text:p>
            <text:p>(ea53)</text:p>
          </table:table-cell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  <text:p>(ec15)</text:p>
          </table:table-cell>
          <table:table-cell office:value-type="string" calcext:value-type="string">
            <text:p></text:p>
          </table:table-cell>
          <table:table-cell office:value-type="string" calcext:value-type="string">
            <text:p>Salome</text:p>
            <text:p>(e37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  <text:p>(e046)</text:p>
          </table:table-cell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  <text:p>(eb80)</text:p>
          </table:table-cell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  <text:p>(ea83)</text:p>
          </table:table-cell>
          <table:table-cell office:value-type="string" calcext:value-type="string">
            <text:p></text:p>
          </table:table-cell>
          <table:table-cell office:value-type="string" calcext:value-type="string">
            <text:p>Samariton</text:p>
            <text:p>(ea7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  <text:p>(e24b)</text:p>
          </table:table-cell>
          <table:table-cell office:value-type="string" calcext:value-type="string">
            <text:p></text:p>
          </table:table-cell>
          <table:table-cell office:value-type="string" calcext:value-type="string">
            <text:p>Samlah</text:p>
            <text:p>(efb0)</text:p>
          </table:table-cell>
          <table:table-cell office:value-type="string" calcext:value-type="string">
            <text:p></text:p>
          </table:table-cell>
          <table:table-cell office:value-type="string" calcext:value-type="string">
            <text:p>Samos</text:p>
            <text:p>(ec25)</text:p>
          </table:table-cell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  <text:p>(eb4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  <text:p>(ed06)</text:p>
          </table:table-cell>
          <table:table-cell office:value-type="string" calcext:value-type="string">
            <text:p></text:p>
          </table:table-cell>
          <table:table-cell office:value-type="string" calcext:value-type="string">
            <text:p>Samuel</text:p>
            <text:p>(eb8e)</text:p>
          </table:table-cell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  <text:p>(eb01)</text:p>
          </table:table-cell>
          <table:table-cell office:value-type="string" calcext:value-type="string">
            <text:p></text:p>
          </table:table-cell>
          <table:table-cell office:value-type="string" calcext:value-type="string">
            <text:p>sand</text:p>
            <text:p>(ecf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  <text:p>(eb66)</text:p>
          </table:table-cell>
          <table:table-cell office:value-type="string" calcext:value-type="string">
            <text:p></text:p>
          </table:table-cell>
          <table:table-cell office:value-type="string" calcext:value-type="string">
            <text:p>Sarah</text:p>
            <text:p>(ebd5)</text:p>
          </table:table-cell>
          <table:table-cell office:value-type="string" calcext:value-type="string">
            <text:p></text:p>
          </table:table-cell>
          <table:table-cell office:value-type="string" calcext:value-type="string">
            <text:p>Sarai</text:p>
            <text:p>(eec4)</text:p>
          </table:table-cell>
          <table:table-cell office:value-type="string" calcext:value-type="string">
            <text:p></text:p>
          </table:table-cell>
          <table:table-cell office:value-type="string" calcext:value-type="string">
            <text:p>Sardis</text:p>
            <text:p>(ebf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  <text:p>(e335)</text:p>
          </table:table-cell>
          <table:table-cell office:value-type="string" calcext:value-type="string">
            <text:p></text:p>
          </table:table-cell>
          <table:table-cell office:value-type="string" calcext:value-type="string">
            <text:p>Saul</text:p>
            <text:p>(eb54)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  <text:p>(e214)</text:p>
          </table:table-cell>
          <table:table-cell office:value-type="string" calcext:value-type="string">
            <text:p></text:p>
          </table:table-cell>
          <table:table-cell office:value-type="string" calcext:value-type="string">
            <text:p>savior</text:p>
            <text:p>(ec8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  <text:p>(ea34)</text:p>
          </table:table-cell>
          <table:table-cell office:value-type="string" calcext:value-type="string">
            <text:p></text:p>
          </table:table-cell>
          <table:table-cell office:value-type="string" calcext:value-type="string">
            <text:p>Sceva</text:p>
            <text:p>(eb19)</text:p>
          </table:table-cell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  <text:p>(ec77)</text:p>
          </table:table-cell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  <text:p>(ece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  <text:p>(e350)</text:p>
          </table:table-cell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  <text:p>(eb0c)</text:p>
          </table:table-cell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  <text:p>(ebaf)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  <text:p>(e22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  <text:p>(e074)</text:p>
          </table:table-cell>
          <table:table-cell office:value-type="string" calcext:value-type="string">
            <text:p></text:p>
          </table:table-cell>
          <table:table-cell office:value-type="string" calcext:value-type="string">
            <text:p>Seba</text:p>
            <text:p>(eec5)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  <text:p>(e186)</text:p>
          </table:table-cell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  <text:p>(eb1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  <text:p>(e27a)</text:p>
          </table:table-cell>
          <table:table-cell office:value-type="string" calcext:value-type="string">
            <text:p></text:p>
          </table:table-cell>
          <table:table-cell office:value-type="string" calcext:value-type="string">
            <text:p>Seir</text:p>
            <text:p>(eec6)</text:p>
          </table:table-cell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  <text:p>(eb42)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  <text:p>(ea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  <text:p>(e32b)</text:p>
          </table:table-cell>
          <table:table-cell office:value-type="string" calcext:value-type="string">
            <text:p></text:p>
          </table:table-cell>
          <table:table-cell office:value-type="string" calcext:value-type="string">
            <text:p>Semien</text:p>
            <text:p>(ec9e)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  <text:p>(e075)</text:p>
          </table:table-cell>
          <table:table-cell office:value-type="string" calcext:value-type="string">
            <text:p></text:p>
          </table:table-cell>
          <table:table-cell office:value-type="string" calcext:value-type="string">
            <text:p>Sephar</text:p>
            <text:p>(eec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  <text:p>(e1d4)</text:p>
          </table:table-cell>
          <table:table-cell office:value-type="string" calcext:value-type="string">
            <text:p></text:p>
          </table:table-cell>
          <table:table-cell office:value-type="string" calcext:value-type="string">
            <text:p>Sered</text:p>
            <text:p>(edd1)</text:p>
          </table:table-cell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  <text:p>(eb45)</text:p>
          </table:table-cell>
          <table:table-cell office:value-type="string" calcext:value-type="string">
            <text:p></text:p>
          </table:table-cell>
          <table:table-cell office:value-type="string" calcext:value-type="string">
            <text:p>Serug</text:p>
            <text:p>(ec7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  <text:p>(e12d)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  <text:p>(e08e)</text:p>
          </table:table-cell>
          <table:table-cell office:value-type="string" calcext:value-type="string">
            <text:p></text:p>
          </table:table-cell>
          <table:table-cell office:value-type="string" calcext:value-type="string">
            <text:p>Seth</text:p>
            <text:p>(ec79)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  <text:p>(e29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  <text:p>(e077)</text:p>
          </table:table-cell>
          <table:table-cell office:value-type="string" calcext:value-type="string">
            <text:p></text:p>
          </table:table-cell>
          <table:table-cell office:value-type="string" calcext:value-type="string">
            <text:p>sex</text:p>
            <text:p>(ea87)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  <text:p>(e079)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  <text:p>(e27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  <text:p>(e065)</text:p>
          </table:table-cell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  <text:p>(efa0)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  <text:p>(e07a)</text:p>
          </table:table-cell>
          <table:table-cell office:value-type="string" calcext:value-type="string">
            <text:p></text:p>
          </table:table-cell>
          <table:table-cell office:value-type="string" calcext:value-type="string">
            <text:p>Sharon</text:p>
            <text:p>(ec2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  <text:p>(ebf3)</text:p>
          </table:table-cell>
          <table:table-cell office:value-type="string" calcext:value-type="string">
            <text:p></text:p>
          </table:table-cell>
          <table:table-cell office:value-type="string" calcext:value-type="string">
            <text:p>Shaul</text:p>
            <text:p>(e1d5)</text:p>
          </table:table-cell>
          <table:table-cell office:value-type="string" calcext:value-type="string">
            <text:p></text:p>
          </table:table-cell>
          <table:table-cell office:value-type="string" calcext:value-type="string">
            <text:p>shave</text:p>
            <text:p>(eb27)</text:p>
          </table:table-cell>
          <table:table-cell office:value-type="string" calcext:value-type="string">
            <text:p></text:p>
          </table:table-cell>
          <table:table-cell office:value-type="string" calcext:value-type="string">
            <text:p>Shaveh_Kiriathai</text:p>
            <text:p>(eec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  <text:p>(ea68)</text:p>
          </table:table-cell>
          <table:table-cell office:value-type="string" calcext:value-type="string">
            <text:p></text:p>
          </table:table-cell>
          <table:table-cell office:value-type="string" calcext:value-type="string">
            <text:p>Sheba</text:p>
            <text:p>(eec9)</text:p>
          </table:table-cell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  <text:p>(ec95)</text:p>
          </table:table-cell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  <text:p>(ec9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  <text:p>(e270)</text:p>
          </table:table-cell>
          <table:table-cell office:value-type="string" calcext:value-type="string">
            <text:p></text:p>
          </table:table-cell>
          <table:table-cell office:value-type="string" calcext:value-type="string">
            <text:p>Shelah</text:p>
            <text:p>(ec7a)</text:p>
          </table:table-cell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  <text:p>(eeca)</text:p>
          </table:table-cell>
          <table:table-cell office:value-type="string" calcext:value-type="string">
            <text:p></text:p>
          </table:table-cell>
          <table:table-cell office:value-type="string" calcext:value-type="string">
            <text:p>Shem</text:p>
            <text:p>(ec7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  <text:p>(eecb)</text:p>
          </table:table-cell>
          <table:table-cell office:value-type="string" calcext:value-type="string">
            <text:p></text:p>
          </table:table-cell>
          <table:table-cell office:value-type="string" calcext:value-type="string">
            <text:p>Sheol</text:p>
            <text:p>(e0c9)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  <text:p>(e271)</text:p>
          </table:table-cell>
          <table:table-cell office:value-type="string" calcext:value-type="string">
            <text:p></text:p>
          </table:table-cell>
          <table:table-cell office:value-type="string" calcext:value-type="string">
            <text:p>Shepho</text:p>
            <text:p>(e1d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  <text:p>(e1d7)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  <text:p>(e388)</text:p>
          </table:table-cell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  <text:p>(edd5)</text:p>
          </table:table-cell>
          <table:table-cell office:value-type="string" calcext:value-type="string">
            <text:p></text:p>
          </table:table-cell>
          <table:table-cell office:value-type="string" calcext:value-type="string">
            <text:p>Shiloh</text:p>
            <text:p>(e1d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  <text:p>(efe7)</text:p>
          </table:table-cell>
          <table:table-cell office:value-type="string" calcext:value-type="string">
            <text:p></text:p>
          </table:table-cell>
          <table:table-cell office:value-type="string" calcext:value-type="string">
            <text:p>Shinab</text:p>
            <text:p>(eecc)</text:p>
          </table:table-cell>
          <table:table-cell office:value-type="string" calcext:value-type="string">
            <text:p></text:p>
          </table:table-cell>
          <table:table-cell office:value-type="string" calcext:value-type="string">
            <text:p>Shinar</text:p>
            <text:p>(eecd)</text:p>
          </table:table-cell>
          <table:table-cell office:value-type="string" calcext:value-type="string">
            <text:p></text:p>
          </table:table-cell>
          <table:table-cell office:value-type="string" calcext:value-type="string">
            <text:p>Shobal</text:p>
            <text:p>(e1d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  <text:p>(e12e)</text:p>
          </table:table-cell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  <text:p>(e132)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  <text:p>(e149)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  <text:p>(e16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  <text:p>(e1e7)</text:p>
          </table:table-cell>
          <table:table-cell office:value-type="string" calcext:value-type="string">
            <text:p></text:p>
          </table:table-cell>
          <table:table-cell office:value-type="string" calcext:value-type="string">
            <text:p>Shuah</text:p>
            <text:p>(eeee)</text:p>
          </table:table-cell>
          <table:table-cell office:value-type="string" calcext:value-type="string">
            <text:p></text:p>
          </table:table-cell>
          <table:table-cell office:value-type="string" calcext:value-type="string">
            <text:p>Shuni</text:p>
            <text:p>(e0e0)</text:p>
          </table:table-cell>
          <table:table-cell office:value-type="string" calcext:value-type="string">
            <text:p></text:p>
          </table:table-cell>
          <table:table-cell office:value-type="string" calcext:value-type="string">
            <text:p>Shur</text:p>
            <text:p>(e1d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  <text:p>(e20a)</text:p>
          </table:table-cell>
          <table:table-cell office:value-type="string" calcext:value-type="string">
            <text:p></text:p>
          </table:table-cell>
          <table:table-cell office:value-type="string" calcext:value-type="string">
            <text:p>Siddim</text:p>
            <text:p>(eece)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  <text:p>(e10d)</text:p>
          </table:table-cell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  <text:p>(e33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person</text:p>
            <text:p>(eecf)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  <text:p>(e047)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  <text:p>(e0a9)</text:p>
          </table:table-cell>
          <table:table-cell office:value-type="string" calcext:value-type="string">
            <text:p></text:p>
          </table:table-cell>
          <table:table-cell office:value-type="string" calcext:value-type="string">
            <text:p>Silas</text:p>
            <text:p>(eb4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_city</text:p>
            <text:p>(ebb1)</text:p>
          </table:table-cell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  <text:p>(eca9)</text:p>
          </table:table-cell>
          <table:table-cell office:value-type="string" calcext:value-type="string">
            <text:p></text:p>
          </table:table-cell>
          <table:table-cell office:value-type="string" calcext:value-type="string">
            <text:p>silver</text:p>
            <text:p>(eb2b)</text:p>
          </table:table-cell>
          <table:table-cell office:value-type="string" calcext:value-type="string">
            <text:p></text:p>
          </table:table-cell>
          <table:table-cell office:value-type="string" calcext:value-type="string">
            <text:p>Simon</text:p>
            <text:p>(ea4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  <text:p>(ea92)</text:p>
          </table:table-cell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  <text:p>(e37c)</text:p>
          </table:table-cell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  <text:p>(e364)</text:p>
          </table:table-cell>
          <table:table-cell office:value-type="string" calcext:value-type="string">
            <text:p></text:p>
          </table:table-cell>
          <table:table-cell office:value-type="string" calcext:value-type="string">
            <text:p>SimonPeter</text:p>
            <text:p>(e35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theLeper</text:p>
            <text:p>(e0f8)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  <text:p>(e08f)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  <text:p>(e0e2)</text:p>
          </table:table-cell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  <text:p>(eed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  <text:p>(e151)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  <text:p>(e00e)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  <text:p>(e00f)</text:p>
          </table:table-cell>
          <table:table-cell office:value-type="string" calcext:value-type="string">
            <text:p></text:p>
          </table:table-cell>
          <table:table-cell office:value-type="string" calcext:value-type="string">
            <text:p>Sitnah</text:p>
            <text:p>(eed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  <text:p>(e291)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  <text:p>(e20f)</text:p>
          </table:table-cell>
          <table:table-cell office:value-type="string" calcext:value-type="string">
            <text:p></text:p>
          </table:table-cell>
          <table:table-cell office:value-type="string" calcext:value-type="string">
            <text:p>sky</text:p>
            <text:p>(ec8b)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  <text:p>(e10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  <text:p>(e121)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  <text:p>(e19c)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  <text:p>(e19b)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  <text:p>(e32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  <text:p>(ec03)</text:p>
          </table:table-cell>
          <table:table-cell office:value-type="string" calcext:value-type="string">
            <text:p></text:p>
          </table:table-cell>
          <table:table-cell office:value-type="string" calcext:value-type="string">
            <text:p>smooth</text:p>
            <text:p>(ec9a)</text:p>
          </table:table-cell>
          <table:table-cell office:value-type="string" calcext:value-type="string">
            <text:p></text:p>
          </table:table-cell>
          <table:table-cell office:value-type="string" calcext:value-type="string">
            <text:p>Smyrna</text:p>
            <text:p>(ebf5)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  <text:p>(e30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  <text:p>(ebfb)</text:p>
          </table:table-cell>
          <table:table-cell office:value-type="string" calcext:value-type="string">
            <text:p></text:p>
          </table:table-cell>
          <table:table-cell office:value-type="string" calcext:value-type="string">
            <text:p>Sodom</text:p>
            <text:p>(ea8e)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  <text:p>(e268)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  <text:p>(e12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  <text:p>(ea32)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  <text:p>(e004)</text:p>
          </table:table-cell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  <text:p>(e352)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sons</text:p>
            <text:p>(e00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  <text:p>(ec20)</text:p>
          </table:table-cell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  <text:p>(ec8c)</text:p>
          </table:table-cell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  <text:p>(eb3c)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  <text:p>(e10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  <text:p>(ebe9)</text:p>
          </table:table-cell>
          <table:table-cell office:value-type="string" calcext:value-type="string">
            <text:p></text:p>
          </table:table-cell>
          <table:table-cell office:value-type="string" calcext:value-type="string">
            <text:p>south</text:p>
            <text:p>(ea31)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  <text:p>(e07d)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  <text:p>(e13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  <text:p>(ebd6)</text:p>
          </table:table-cell>
          <table:table-cell office:value-type="string" calcext:value-type="string">
            <text:p></text:p>
          </table:table-cell>
          <table:table-cell office:value-type="string" calcext:value-type="string">
            <text:p>spice</text:p>
            <text:p>(ecfe)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  <text:p>(e187)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  <text:p>(e04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  <text:p>(ea18)</text:p>
          </table:table-cell>
          <table:table-cell office:value-type="string" calcext:value-type="string">
            <text:p></text:p>
          </table:table-cell>
          <table:table-cell office:value-type="string" calcext:value-type="string">
            <text:p>spot</text:p>
            <text:p>(ed01)</text:p>
          </table:table-cell>
          <table:table-cell office:value-type="string" calcext:value-type="string">
            <text:p></text:p>
          </table:table-cell>
          <table:table-cell office:value-type="string" calcext:value-type="string">
            <text:p>spy</text:p>
            <text:p>(ed07)</text:p>
          </table:table-cell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  <text:p>(ebd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  <text:p>(e14c)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  <text:p>(e0d9)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  <text:p>(e32c)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  <text:p>(e0c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  <text:p>(e231)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  <text:p>(e83b)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  <text:p>(e07b)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  <text:p>(ea0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  <text:p>(ebea)</text:p>
          </table:table-cell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  <text:p>(eb6b)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  <text:p>(e266)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  <text:p>(e07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  <text:p>(e398)</text:p>
          </table:table-cell>
          <table:table-cell office:value-type="string" calcext:value-type="string">
            <text:p></text:p>
          </table:table-cell>
          <table:table-cell office:value-type="string" calcext:value-type="string">
            <text:p>Stoic</text:p>
            <text:p>(ec06)</text:p>
          </table:table-cell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  <text:p>(e0c8)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  <text:p>(e07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  <text:p>(ec43)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  <text:p>(e27c)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  <text:p>(e22d)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  <text:p>(e31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  <text:p>(e069)</text:p>
          </table:table-cell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  <text:p>(eb33)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  <text:p>(e31c)</text:p>
          </table:table-cell>
          <table:table-cell office:value-type="string" calcext:value-type="string">
            <text:p></text:p>
          </table:table-cell>
          <table:table-cell office:value-type="string" calcext:value-type="string">
            <text:p>string</text:p>
            <text:p>(ecc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  <text:p>(e08a)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  <text:p>(e257)</text:p>
          </table:table-cell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  <text:p>(ea27)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  <text:p>(e22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kkoth</text:p>
            <text:p>(e0a0)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  <text:p>(e0c4)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  <text:p>(e15f)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  <text:p>(e16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  <text:p>(ec7c)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  <text:p>(e30d)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  <text:p>(e282)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  <text:p>(e0b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  <text:p>(ece6)</text:p>
          </table:table-cell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  <text:p>(ec1c)</text:p>
          </table:table-cell>
          <table:table-cell office:value-type="string" calcext:value-type="string">
            <text:p></text:p>
          </table:table-cell>
          <table:table-cell office:value-type="string" calcext:value-type="string">
            <text:p>Syria</text:p>
            <text:p>(e342)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  <text:p>(e28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  <text:p>(e1db)</text:p>
          </table:table-cell>
          <table:table-cell office:value-type="string" calcext:value-type="string">
            <text:p></text:p>
          </table:table-cell>
          <table:table-cell office:value-type="string" calcext:value-type="string">
            <text:p>tail</text:p>
            <text:p>(ecd6)</text:p>
          </table:table-cell>
          <table:table-cell office:value-type="string" calcext:value-type="string">
            <text:p></text:p>
          </table:table-cell>
          <table:table-cell office:value-type="string" calcext:value-type="string">
            <text:p>Tamar</text:p>
            <text:p>(ea4e)</text:p>
          </table:table-cell>
          <table:table-cell office:value-type="string" calcext:value-type="string">
            <text:p></text:p>
          </table:table-cell>
          <table:table-cell office:value-type="string" calcext:value-type="string">
            <text:p>Tarshish_person</text:p>
            <text:p>(eed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  <text:p>(eed4)</text:p>
          </table:table-cell>
          <table:table-cell office:value-type="string" calcext:value-type="string">
            <text:p></text:p>
          </table:table-cell>
          <table:table-cell office:value-type="string" calcext:value-type="string">
            <text:p>Tarsus</text:p>
            <text:p>(ec30)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  <text:p>(ea07)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  <text:p>(e02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  <text:p>(e12a)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  <text:p>(e04c)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  <text:p>(e12b)</text:p>
          </table:table-cell>
          <table:table-cell office:value-type="string" calcext:value-type="string">
            <text:p></text:p>
          </table:table-cell>
          <table:table-cell office:value-type="string" calcext:value-type="string">
            <text:p>Tebah</text:p>
            <text:p>(e0b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  <text:p>(e0b1)</text:p>
          </table:table-cell>
          <table:table-cell office:value-type="string" calcext:value-type="string">
            <text:p></text:p>
          </table:table-cell>
          <table:table-cell office:value-type="string" calcext:value-type="string">
            <text:p>Tema</text:p>
            <text:p>(eeed)</text:p>
          </table:table-cell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  <text:p>(e1e1)</text:p>
          </table:table-cell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  <text:p>(ef9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  <text:p>(e03d)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  <text:p>(e183)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  <text:p>(e295)</text:p>
          </table:table-cell>
          <table:table-cell office:value-type="string" calcext:value-type="string">
            <text:p></text:p>
          </table:table-cell>
          <table:table-cell office:value-type="string" calcext:value-type="string">
            <text:p>tent</text:p>
            <text:p>(eb3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  <text:p>(ec7d)</text:p>
          </table:table-cell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  <text:p>(ebee)</text:p>
          </table:table-cell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  <text:p>(eb9b)</text:p>
          </table:table-cell>
          <table:table-cell office:value-type="string" calcext:value-type="string">
            <text:p></text:p>
          </table:table-cell>
          <table:table-cell office:value-type="string" calcext:value-type="string">
            <text:p>test</text:p>
            <text:p>(ec2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amony</text:p>
            <text:p>(e22e)</text:p>
          </table:table-cell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  <text:p>(e37b)</text:p>
          </table:table-cell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  <text:p>(eb67)</text:p>
          </table:table-cell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  <text:p>(eb1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  <text:p>(eb71)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  <text:p>(e125)</text:p>
          </table:table-cell>
          <table:table-cell office:value-type="string" calcext:value-type="string">
            <text:p></text:p>
          </table:table-cell>
          <table:table-cell office:value-type="string" calcext:value-type="string">
            <text:p>thigh</text:p>
            <text:p>(ed0d)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  <text:p>(e10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  <text:p>(eccf)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  <text:p>(e226)</text:p>
          </table:table-cell>
          <table:table-cell office:value-type="string" calcext:value-type="string">
            <text:p></text:p>
          </table:table-cell>
          <table:table-cell office:value-type="string" calcext:value-type="string">
            <text:p>Thomas</text:p>
            <text:p>(e363)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  <text:p>(e27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  <text:p>(e296)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  <text:p>(e28e)</text:p>
          </table:table-cell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  <text:p>(ea39)</text:p>
          </table:table-cell>
          <table:table-cell office:value-type="string" calcext:value-type="string">
            <text:p></text:p>
          </table:table-cell>
          <table:table-cell office:value-type="string" calcext:value-type="string">
            <text:p>threshingfloor</text:p>
            <text:p>(ec4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  <text:p>(ec84)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  <text:p>(e10b)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  <text:p>(e327)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  <text:p>(e04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  <text:p>(eb52)</text:p>
          </table:table-cell>
          <table:table-cell office:value-type="string" calcext:value-type="string">
            <text:p></text:p>
          </table:table-cell>
          <table:table-cell office:value-type="string" calcext:value-type="string">
            <text:p>Tiberias_city</text:p>
            <text:p>(ebb0)</text:p>
          </table:table-cell>
          <table:table-cell office:value-type="string" calcext:value-type="string">
            <text:p></text:p>
          </table:table-cell>
          <table:table-cell office:value-type="string" calcext:value-type="string">
            <text:p>Tiberius_man</text:p>
            <text:p>(ec3d)</text:p>
          </table:table-cell>
          <table:table-cell office:value-type="string" calcext:value-type="string">
            <text:p></text:p>
          </table:table-cell>
          <table:table-cell office:value-type="string" calcext:value-type="string">
            <text:p>Tidal</text:p>
            <text:p>(eed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  <text:p>(e30e)</text:p>
          </table:table-cell>
          <table:table-cell office:value-type="string" calcext:value-type="string">
            <text:p></text:p>
          </table:table-cell>
          <table:table-cell office:value-type="string" calcext:value-type="string">
            <text:p>Tigris</text:p>
            <text:p>(eed6)</text:p>
          </table:table-cell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  <text:p>(e36c)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  <text:p>(e16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  <text:p>(e0ad)</text:p>
          </table:table-cell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  <text:p>(ef80)</text:p>
          </table:table-cell>
          <table:table-cell office:value-type="string" calcext:value-type="string">
            <text:p></text:p>
          </table:table-cell>
          <table:table-cell office:value-type="string" calcext:value-type="string">
            <text:p>Timnah</text:p>
            <text:p>(e1dc)</text:p>
          </table:table-cell>
          <table:table-cell office:value-type="string" calcext:value-type="string">
            <text:p></text:p>
          </table:table-cell>
          <table:table-cell office:value-type="string" calcext:value-type="string">
            <text:p>Timon</text:p>
            <text:p>(ec9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  <text:p>(ec02)</text:p>
          </table:table-cell>
          <table:table-cell office:value-type="string" calcext:value-type="string">
            <text:p></text:p>
          </table:table-cell>
          <table:table-cell office:value-type="string" calcext:value-type="string">
            <text:p>Tiras</text:p>
            <text:p>(eed7)</text:p>
          </table:table-cell>
          <table:table-cell office:value-type="string" calcext:value-type="string">
            <text:p></text:p>
          </table:table-cell>
          <table:table-cell office:value-type="string" calcext:value-type="string">
            <text:p>tithe</text:p>
            <text:p>(ed0f)</text:p>
          </table:table-cell>
          <table:table-cell office:value-type="string" calcext:value-type="string">
            <text:p></text:p>
          </table:table-cell>
          <table:table-cell office:value-type="string" calcext:value-type="string">
            <text:p>Titue</text:p>
            <text:p>(eb3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  <text:p>(e2c8)</text:p>
          </table:table-cell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  <text:p>(eed8)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  <text:p>(e126)</text:p>
          </table:table-cell>
          <table:table-cell office:value-type="string" calcext:value-type="string">
            <text:p></text:p>
          </table:table-cell>
          <table:table-cell office:value-type="string" calcext:value-type="string">
            <text:p>Tola</text:p>
            <text:p>(e0c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  <text:p>(e178)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  <text:p>(e045)</text:p>
          </table:table-cell>
          <table:table-cell office:value-type="string" calcext:value-type="string">
            <text:p></text:p>
          </table:table-cell>
          <table:table-cell office:value-type="string" calcext:value-type="string">
            <text:p>tool</text:p>
            <text:p>(eb34)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  <text:p>(e10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  <text:p>(e30f)</text:p>
          </table:table-cell>
          <table:table-cell office:value-type="string" calcext:value-type="string">
            <text:p></text:p>
          </table:table-cell>
          <table:table-cell office:value-type="string" calcext:value-type="string">
            <text:p>Trachonitus</text:p>
            <text:p>(ec3f)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  <text:p>(e31f)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  <text:p>(e24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  <text:p>(ea81)</text:p>
          </table:table-cell>
          <table:table-cell office:value-type="string" calcext:value-type="string">
            <text:p></text:p>
          </table:table-cell>
          <table:table-cell office:value-type="string" calcext:value-type="string">
            <text:p>Troas</text:p>
            <text:p>(ec0b)</text:p>
          </table:table-cell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  <text:p>(eb1e)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  <text:p>(e33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e</text:p>
            <text:p>(e09c)</text:p>
          </table:table-cell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  <text:p>(ea79)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  <text:p>(e023)</text:p>
          </table:table-cell>
          <table:table-cell office:value-type="string" calcext:value-type="string">
            <text:p></text:p>
          </table:table-cell>
          <table:table-cell office:value-type="string" calcext:value-type="string">
            <text:p>try</text:p>
            <text:p>(eb9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  <text:p>(ebd8)</text:p>
          </table:table-cell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  <text:p>(ebd9)</text:p>
          </table:table-cell>
          <table:table-cell office:value-type="string" calcext:value-type="string">
            <text:p></text:p>
          </table:table-cell>
          <table:table-cell office:value-type="string" calcext:value-type="string">
            <text:p>Tubal</text:p>
            <text:p>(eed9)</text:p>
          </table:table-cell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  <text:p>(eeef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  <text:p>(ec1b)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  <text:p>(e28d)</text:p>
          </table:table-cell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  <text:p>(ecbb)</text:p>
          </table:table-cell>
          <table:table-cell office:value-type="string" calcext:value-type="string">
            <text:p></text:p>
          </table:table-cell>
          <table:table-cell office:value-type="string" calcext:value-type="string">
            <text:p>type</text:p>
            <text:p>(ed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  <text:p>(eb3f)</text:p>
          </table:table-cell>
          <table:table-cell office:value-type="string" calcext:value-type="string">
            <text:p></text:p>
          </table:table-cell>
          <table:table-cell office:value-type="string" calcext:value-type="string">
            <text:p>Tyre</text:p>
            <text:p>(e33b)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  <text:p>(e10a)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  <text:p>(e06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  <text:p>(e297)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  <text:p>(e043)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  <text:p>(e37f)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  <text:p>(e16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  <text:p>(e315)</text:p>
          </table:table-cell>
          <table:table-cell office:value-type="string" calcext:value-type="string">
            <text:p></text:p>
          </table:table-cell>
          <table:table-cell office:value-type="string" calcext:value-type="string">
            <text:p>Ur</text:p>
            <text:p>(efa5)</text:p>
          </table:table-cell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  <text:p>(ebda)</text:p>
          </table:table-cell>
          <table:table-cell office:value-type="string" calcext:value-type="string">
            <text:p></text:p>
          </table:table-cell>
          <table:table-cell office:value-type="string" calcext:value-type="string">
            <text:p>Uriah</text:p>
            <text:p>(ea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  <text:p>(e167)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  <text:p>(e08d)</text:p>
          </table:table-cell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  <text:p>(e1dd)</text:p>
          </table:table-cell>
          <table:table-cell office:value-type="string" calcext:value-type="string">
            <text:p></text:p>
          </table:table-cell>
          <table:table-cell office:value-type="string" calcext:value-type="string">
            <text:p>Uz_man</text:p>
            <text:p>(eef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  <text:p>(eef2)</text:p>
          </table:table-cell>
          <table:table-cell office:value-type="string" calcext:value-type="string">
            <text:p></text:p>
          </table:table-cell>
          <table:table-cell office:value-type="string" calcext:value-type="string">
            <text:p>Uzziah</text:p>
            <text:p>(ea5f)</text:p>
          </table:table-cell>
          <table:table-cell office:value-type="string" calcext:value-type="string">
            <text:p></text:p>
          </table:table-cell>
          <table:table-cell office:value-type="string" calcext:value-type="string">
            <text:p>valley</text:p>
            <text:p>(eba7)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  <text:p>(e0b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  <text:p>(e211)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  <text:p>(eb14)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  <text:p>(e19a)</text:p>
          </table:table-cell>
          <table:table-cell office:value-type="string" calcext:value-type="string">
            <text:p></text:p>
          </table:table-cell>
          <table:table-cell office:value-type="string" calcext:value-type="string">
            <text:p>vine</text:p>
            <text:p>(ec9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  <text:p>(e27f)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  <text:p>(ea7e)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  <text:p>(e042)</text:p>
          </table:table-cell>
          <table:table-cell office:value-type="string" calcext:value-type="string">
            <text:p></text:p>
          </table:table-cell>
          <table:table-cell office:value-type="string" calcext:value-type="string">
            <text:p>waist</text:p>
            <text:p>(e39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  <text:p>(ea11)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  <text:p>(e256)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  <text:p>(e288)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  <text:p>(e283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  <text:p>(e08b)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  <text:p>(e0a8)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  <text:p>(e23a)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  <text:p>(e247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  <text:p>(e328)</text:p>
          </table:table-cell>
          <table:table-cell office:value-type="string" calcext:value-type="string">
            <text:p></text:p>
          </table:table-cell>
          <table:table-cell office:value-type="string" calcext:value-type="string">
            <text:p>weak</text:p>
            <text:p>(ea24)</text:p>
          </table:table-cell>
          <table:table-cell office:value-type="string" calcext:value-type="string">
            <text:p></text:p>
          </table:table-cell>
          <table:table-cell office:value-type="string" calcext:value-type="string">
            <text:p>weary</text:p>
            <text:p>(ebfe)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  <text:p>(e01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  <text:p>(ebb2)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  <text:p>(e0e6)</text:p>
          </table:table-cell>
          <table:table-cell office:value-type="string" calcext:value-type="string">
            <text:p></text:p>
          </table:table-cell>
          <table:table-cell office:value-type="string" calcext:value-type="string">
            <text:p>well</text:p>
            <text:p>(ebb3)</text:p>
          </table:table-cell>
          <table:table-cell office:value-type="string" calcext:value-type="string">
            <text:p></text:p>
          </table:table-cell>
          <table:table-cell office:value-type="string" calcext:value-type="string">
            <text:p>west</text:p>
            <text:p>(ea8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  <text:p>(e109)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  <text:p>(e15a)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  <text:p>(e310)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  <text:p>(e28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  <text:p>(e1a1)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  <text:p>(e067)</text:p>
          </table:table-cell>
          <table:table-cell office:value-type="string" calcext:value-type="string">
            <text:p></text:p>
          </table:table-cell>
          <table:table-cell office:value-type="string" calcext:value-type="string">
            <text:p>wide</text:p>
            <text:p>(ecc4)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  <text:p>(e01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  <text:p>(e014)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</text:p>
            <text:p>(e17e)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  <text:p>(e156)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  <text:p>(e22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  <text:p>(e311)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  <text:p>(e275)</text:p>
          </table:table-cell>
          <table:table-cell office:value-type="string" calcext:value-type="string">
            <text:p></text:p>
          </table:table-cell>
          <table:table-cell office:value-type="string" calcext:value-type="string">
            <text:p>wing</text:p>
            <text:p>(eb7d)</text:p>
          </table:table-cell>
          <table:table-cell office:value-type="string" calcext:value-type="string">
            <text:p></text:p>
          </table:table-cell>
          <table:table-cell office:value-type="string" calcext:value-type="string">
            <text:p>winnowingfork</text:p>
            <text:p>(ec41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  <text:p>(e16b)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  <text:p>(e064)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  <text:p>(e24c)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  <text:p>(e00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  <text:p>(ebfa)</text:p>
          </table:table-cell>
          <table:table-cell office:value-type="string" calcext:value-type="string">
            <text:p></text:p>
          </table:table-cell>
          <table:table-cell office:value-type="string" calcext:value-type="string">
            <text:p>word</text:p>
            <text:p>(ebb4)</text:p>
          </table:table-cell>
          <table:table-cell office:value-type="string" calcext:value-type="string">
            <text:p></text:p>
          </table:table-cell>
          <table:table-cell office:value-type="string" calcext:value-type="string">
            <text:p>Word</text:p>
            <text:p>(ebb8)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  <text:p>(e08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  <text:p>(e129)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  <text:p>(ea06)</text:p>
          </table:table-cell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  <text:p>(ecd3)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  <text:p>(e18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  <text:p>(e09b)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  <text:p>(ea19)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  <text:p>(e02a)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  <text:p>(e12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  <text:p>(ea02)</text:p>
          </table:table-cell>
          <table:table-cell office:value-type="string" calcext:value-type="string">
            <text:p></text:p>
          </table:table-cell>
          <table:table-cell office:value-type="string" calcext:value-type="string">
            <text:p>Yahweh</text:p>
            <text:p>(e0c7)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  <text:p>(e15e)</text:p>
          </table:table-cell>
          <table:table-cell office:value-type="string" calcext:value-type="string">
            <text:p></text:p>
          </table:table-cell>
          <table:table-cell office:value-type="string" calcext:value-type="string">
            <text:p>yellow</text:p>
            <text:p>(ecd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  <text:p>(eb09)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  <text:p>(e314)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  <text:p>(e0f1)</text:p>
          </table:table-cell>
          <table:table-cell office:value-type="string" calcext:value-type="string">
            <text:p></text:p>
          </table:table-cell>
          <table:table-cell office:value-type="string" calcext:value-type="string">
            <text:p>Zaavan</text:p>
            <text:p>(ef7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  <text:p>(ec7e)</text:p>
          </table:table-cell>
          <table:table-cell office:value-type="string" calcext:value-type="string">
            <text:p></text:p>
          </table:table-cell>
          <table:table-cell office:value-type="string" calcext:value-type="string">
            <text:p>Zadok</text:p>
            <text:p>(ea6d)</text:p>
          </table:table-cell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  <text:p>(ec7f)</text:p>
          </table:table-cell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  <text:p>(e359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  <text:p>(eef3)</text:p>
          </table:table-cell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  <text:p>(ea3f)</text:p>
          </table:table-cell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  <text:p>(ea98)</text:p>
          </table:table-cell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  <text:p>(eef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  <text:p>(ed09)</text:p>
          </table:table-cell>
          <table:table-cell office:value-type="string" calcext:value-type="string">
            <text:p></text:p>
          </table:table-cell>
          <table:table-cell office:value-type="string" calcext:value-type="string">
            <text:p>Zepho</text:p>
            <text:p>(e1de)</text:p>
          </table:table-cell>
          <table:table-cell office:value-type="string" calcext:value-type="string">
            <text:p></text:p>
          </table:table-cell>
          <table:table-cell office:value-type="string" calcext:value-type="string">
            <text:p>Zephon</text:p>
            <text:p>(e0d0)</text:p>
          </table:table-cell>
          <table:table-cell office:value-type="string" calcext:value-type="string">
            <text:p></text:p>
          </table:table-cell>
          <table:table-cell office:value-type="string" calcext:value-type="string">
            <text:p>Zerah</text:p>
            <text:p>(ea4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  <text:p>(e28b)</text:p>
          </table:table-cell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  <text:p>(ea69)</text:p>
          </table:table-cell>
          <table:table-cell office:value-type="string" calcext:value-type="string">
            <text:p></text:p>
          </table:table-cell>
          <table:table-cell office:value-type="string" calcext:value-type="string">
            <text:p>Zeus</text:p>
            <text:p>(eb2d)</text:p>
          </table:table-cell>
          <table:table-cell office:value-type="string" calcext:value-type="string">
            <text:p></text:p>
          </table:table-cell>
          <table:table-cell office:value-type="string" calcext:value-type="string">
            <text:p>Zibeon</text:p>
            <text:p>(ef6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  <text:p>(eef5)</text:p>
          </table:table-cell>
          <table:table-cell office:value-type="string" calcext:value-type="string">
            <text:p></text:p>
          </table:table-cell>
          <table:table-cell office:value-type="string" calcext:value-type="string">
            <text:p>Zilpah</text:p>
            <text:p>(efa6)</text:p>
          </table:table-cell>
          <table:table-cell office:value-type="string" calcext:value-type="string">
            <text:p></text:p>
          </table:table-cell>
          <table:table-cell office:value-type="string" calcext:value-type="string">
            <text:p>Zimran</text:p>
            <text:p>(e1df)</text:p>
          </table:table-cell>
          <table:table-cell office:value-type="string" calcext:value-type="string">
            <text:p></text:p>
          </table:table-cell>
          <table:table-cell office:value-type="string" calcext:value-type="string">
            <text:p>Zoar</text:p>
            <text:p>(eef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  <text:p>(efa7)</text:p>
          </table:table-cell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  <text:p>(eef7)</text:p>
          </table:table-cell>
          <table:table-cell table:number-columns-repeated="1020"/>
        </table:table-row>
        <table:table-row table:style-name="ro1" table:number-rows-repeated="10481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17T08:01:25.869000000</dc:date>
    <meta:editing-duration>PT1M54S</meta:editing-duration>
    <meta:editing-cycles>1</meta:editing-cycles>
    <meta:document-statistic meta:table-count="1" meta:cell-count="3404" meta:object-count="0"/>
    <meta:generator>LibreOffice/6.3.4.2$Windows_X86_64 LibreOffice_project/60da17e045e08f1793c57c00ba83cdfce946d0aa</meta:generator>
  </office:meta>
</office:document-meta>
</file>